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09">
            <text:p>0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7">
            <text:p>1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25">
            <text:p>2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897">
            <text:p>8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17">
            <text:p>101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63">
            <text:p>14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4">
            <text:p>2020-10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12 days">
            <text:p>12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8 - 1.3)">
            <text:p>(1.18 - 1.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1">
            <text:p>1.2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8">
            <text:p>148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1.125">
            <text:p>21.12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2736486486486">
            <text:p>0.1427364865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3951016366874">
            <text:p>1.5395101637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9500062539643">
            <text:p>5.195000625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72">
            <text:p>172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44767441860465">
            <text:p>0.0944767442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816328082747">
            <text:p>1.3481632808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67805604083839">
            <text:p>7.6780560408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94">
            <text:p>194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75">
            <text:p>14.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60309278350515">
            <text:p>0.0760309278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774384233181">
            <text:p>1.2774384233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45898885916907">
            <text:p>9.458988859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8">
            <text:p>258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6.125">
            <text:p>16.1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25">
            <text:p>0.062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640625">
            <text:p>1.22640625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875">
            <text:p>11.875</text:p>
          </table:table-cell>
          <table:table-cell office:value-type="float" office:value="3.125">
            <text:p>3.125</text:p>
          </table:table-cell>
          <table:table-cell office:value-type="float" office:value="-0.0625">
            <text:p>-0.0625</text:p>
          </table:table-cell>
          <table:table-cell office:value-type="float" office:value="0.1484375">
            <text:p>0.1484375</text:p>
          </table:table-cell>
          <table:table-cell office:value-type="float" office:value="0.0141402714932127">
            <text:p>0.0141402715</text:p>
          </table:table-cell>
          <table:table-cell office:value-type="float" office:value="0.78890625">
            <text:p>0.78890625</text:p>
          </table:table-cell>
          <table:table-cell office:value-type="float" office:value="1.56271728515625">
            <text:p>1.5627172852</text:p>
          </table:table-cell>
          <table:table-cell office:value-type="float" office:value="1.04988284689093">
            <text:p>1.0498828469</text:p>
          </table:table-cell>
          <table:table-cell office:value-type="float" office:value="-10.7400536662813">
            <text:p>-10.7400536663</text:p>
          </table:table-cell>
          <table:table-cell office:value-type="float" office:value="5.00820482085048">
            <text:p>5.0082048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7">
            <text:p>17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625">
            <text:p>0.1062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940015625">
            <text:p>1.3940015625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86448015348063">
            <text:p>6.864480153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.5">
            <text:p>14.5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47422680412371">
            <text:p>0.074742268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7254729514295">
            <text:p>1.2725472951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61624163910794">
            <text:p>9.6162416391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9">
            <text:p>249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75">
            <text:p>15.7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32530120481928">
            <text:p>0.063253012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922739149369">
            <text:p>1.229227391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3013579288555">
            <text:p>11.3013579289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0.875">
            <text:p>0.875</text:p>
          </table:table-cell>
          <table:table-cell office:value-type="float" office:value="3.125">
            <text:p>3.125</text:p>
          </table:table-cell>
          <table:table-cell office:value-type="float" office:value="0.150862068965517">
            <text:p>0.150862069</text:p>
          </table:table-cell>
          <table:table-cell office:value-type="float" office:value="0.00892857142857143">
            <text:p>0.0089285714</text:p>
          </table:table-cell>
          <table:table-cell office:value-type="float" office:value="0.0141402714932127">
            <text:p>0.0141402715</text:p>
          </table:table-cell>
          <table:table-cell office:value-type="float" office:value="1.57262559453032">
            <text:p>1.5726255945</text:p>
          </table:table-cell>
          <table:table-cell office:value-type="float" office:value="1.03140625">
            <text:p>1.03140625</text:p>
          </table:table-cell>
          <table:table-cell office:value-type="float" office:value="1.04988284689093">
            <text:p>1.0498828469</text:p>
          </table:table-cell>
          <table:table-cell office:value-type="float" office:value="4.93303560640243">
            <text:p>4.93303560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16.25">
            <text:p>16.25</text:p>
          </table:table-cell>
          <table:table-cell office:value-type="float" office:value="34.125">
            <text:p>34.125</text:p>
          </table:table-cell>
          <table:table-cell office:value-type="float" office:value="0.114285714285714">
            <text:p>0.1142857143</text:p>
          </table:table-cell>
          <table:table-cell office:value-type="float" office:value="0.154761904761905">
            <text:p>0.1547619048</text:p>
          </table:table-cell>
          <table:table-cell office:value-type="float" office:value="0.171482412060302">
            <text:p>0.1714824121</text:p>
          </table:table-cell>
          <table:table-cell office:value-type="float" office:value="1.4256">
            <text:p>1.4256</text:p>
          </table:table-cell>
          <table:table-cell office:value-type="float" office:value="1.58861111111111">
            <text:p>1.5886111111</text:p>
          </table:table-cell>
          <table:table-cell office:value-type="float" office:value="1.65782462879725">
            <text:p>1.6578246288</text:p>
          </table:table-cell>
          <table:table-cell office:value-type="float" office:value="6.40536197802138">
            <text:p>6.405361978</text:p>
          </table:table-cell>
          <table:table-cell office:value-type="float" office:value="4.81706197010479">
            <text:p>4.8170619701</text:p>
          </table:table-cell>
          <table:table-cell office:value-type="float" office:value="4.37952442593863">
            <text:p>4.379524425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32">
            <text:p>232</text:p>
          </table:table-cell>
          <table:table-cell office:value-type="float" office:value="1.25">
            <text:p>1.25</text:p>
          </table:table-cell>
          <table:table-cell office:value-type="float" office:value="27.5">
            <text:p>27.5</text:p>
          </table:table-cell>
          <table:table-cell office:value-type="float" office:value="57.625">
            <text:p>57.625</text:p>
          </table:table-cell>
          <table:table-cell office:value-type="float" office:value="0.0178571428571429">
            <text:p>0.0178571429</text:p>
          </table:table-cell>
          <table:table-cell office:value-type="float" office:value="0.245535714285714">
            <text:p>0.2455357143</text:p>
          </table:table-cell>
          <table:table-cell office:value-type="float" office:value="0.248383620689655">
            <text:p>0.2483836207</text:p>
          </table:table-cell>
          <table:table-cell office:value-type="float" office:value="1.063125">
            <text:p>1.063125</text:p>
          </table:table-cell>
          <table:table-cell office:value-type="float" office:value="1.9775390625">
            <text:p>1.9775390625</text:p>
          </table:table-cell>
          <table:table-cell office:value-type="float" office:value="1.99026374154652">
            <text:p>1.9902637415</text:p>
          </table:table-cell>
          <table:table-cell office:value-type="float" office:value="0">
            <text:p>0</text:p>
          </table:table-cell>
          <table:table-cell office:value-type="float" office:value="3.15690058128038">
            <text:p>3.1569005813</text:p>
          </table:table-cell>
          <table:table-cell office:value-type="float" office:value="3.12440115250203">
            <text:p>3.124401152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321">
            <text:p>321</text:p>
          </table:table-cell>
          <table:table-cell office:value-type="float" office:value="2.5">
            <text:p>2.5</text:p>
          </table:table-cell>
          <table:table-cell office:value-type="float" office:value="8.375">
            <text:p>8.375</text:p>
          </table:table-cell>
          <table:table-cell office:value-type="float" office:value="78.5">
            <text:p>78.5</text:p>
          </table:table-cell>
          <table:table-cell office:value-type="float" office:value="0.03125">
            <text:p>0.03125</text:p>
          </table:table-cell>
          <table:table-cell office:value-type="float" office:value="0.0598214285714286">
            <text:p>0.0598214286</text:p>
          </table:table-cell>
          <table:table-cell office:value-type="float" office:value="0.244548286604361">
            <text:p>0.2445482866</text:p>
          </table:table-cell>
          <table:table-cell office:value-type="float" office:value="1.1112890625">
            <text:p>1.1112890625</text:p>
          </table:table-cell>
          <table:table-cell office:value-type="float" office:value="1.2163890625">
            <text:p>1.2163890625</text:p>
          </table:table-cell>
          <table:table-cell office:value-type="float" office:value="1.97313457749828">
            <text:p>1.9731345775</text:p>
          </table:table-cell>
          <table:table-cell office:value-type="float" office:value="22.5255059555446">
            <text:p>22.5255059555</text:p>
          </table:table-cell>
          <table:table-cell office:value-type="float" office:value="11.9301557103106">
            <text:p>11.9301557103</text:p>
          </table:table-cell>
          <table:table-cell office:value-type="float" office:value="3.16834488070112">
            <text:p>3.16834488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3">
            <text:p>143</text:p>
          </table:table-cell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0.114285714285714">
            <text:p>0.1142857143</text:p>
          </table:table-cell>
          <table:table-cell office:value-type="float" office:value="0.013986013986014">
            <text:p>0.013986014</text:p>
          </table:table-cell>
          <table:table-cell office:value-type="float" office:value="0.241730279898219">
            <text:p>0.2417302799</text:p>
          </table:table-cell>
          <table:table-cell office:value-type="float" office:value="1.4256">
            <text:p>1.4256</text:p>
          </table:table-cell>
          <table:table-cell office:value-type="float" office:value="1.04933444178199">
            <text:p>1.0493344418</text:p>
          </table:table-cell>
          <table:table-cell office:value-type="float" office:value="1.96058569495432">
            <text:p>1.96058569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3.201517926174">
            <text:p>3.201517926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9">
            <text:p>129</text:p>
          </table:table-cell>
          <table:table-cell office:value-type="float" office:value="470">
            <text:p>470</text:p>
          </table:table-cell>
          <table:table-cell office:value-type="float" office:value="1.25">
            <text:p>1.25</text:p>
          </table:table-cell>
          <table:table-cell office:value-type="float" office:value="21.5">
            <text:p>21.5</text:p>
          </table:table-cell>
          <table:table-cell office:value-type="float" office:value="130.75">
            <text:p>130.75</text:p>
          </table:table-cell>
          <table:table-cell office:value-type="float" office:value="0.0178571428571429">
            <text:p>0.0178571429</text:p>
          </table:table-cell>
          <table:table-cell office:value-type="float" office:value="0.166666666666667">
            <text:p>0.1666666667</text:p>
          </table:table-cell>
          <table:table-cell office:value-type="float" office:value="0.278191489361702">
            <text:p>0.2781914894</text:p>
          </table:table-cell>
          <table:table-cell office:value-type="float" office:value="1.063125">
            <text:p>1.063125</text:p>
          </table:table-cell>
          <table:table-cell office:value-type="float" office:value="1.63777777777778">
            <text:p>1.6377777778</text:p>
          </table:table-cell>
          <table:table-cell office:value-type="float" office:value="2.12535560208239">
            <text:p>2.1253556021</text:p>
          </table:table-cell>
          <table:table-cell office:value-type="float" office:value="0">
            <text:p>0</text:p>
          </table:table-cell>
          <table:table-cell office:value-type="float" office:value="4.49655610560192">
            <text:p>4.4965561056</text:p>
          </table:table-cell>
          <table:table-cell office:value-type="float" office:value="2.82402920594291">
            <text:p>2.824029205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office:value-type="float" office:value="707">
            <text:p>707</text:p>
          </table:table-cell>
          <table:table-cell office:value-type="float" office:value="1.25">
            <text:p>1.25</text:p>
          </table:table-cell>
          <table:table-cell office:value-type="float" office:value="54.25">
            <text:p>54.25</text:p>
          </table:table-cell>
          <table:table-cell office:value-type="float" office:value="158.5">
            <text:p>158.5</text:p>
          </table:table-cell>
          <table:table-cell office:value-type="float" office:value="0.0178571428571429">
            <text:p>0.0178571429</text:p>
          </table:table-cell>
          <table:table-cell office:value-type="float" office:value="0.371575342465753">
            <text:p>0.3715753425</text:p>
          </table:table-cell>
          <table:table-cell office:value-type="float" office:value="0.224186704384724">
            <text:p>0.2241867044</text:p>
          </table:table-cell>
          <table:table-cell office:value-type="float" office:value="1.063125">
            <text:p>1.063125</text:p>
          </table:table-cell>
          <table:table-cell office:value-type="float" office:value="2.57112743948208">
            <text:p>2.5711274395</text:p>
          </table:table-cell>
          <table:table-cell office:value-type="float" office:value="1.88316243505539">
            <text:p>1.8831624351</text:p>
          </table:table-cell>
          <table:table-cell office:value-type="float" office:value="0">
            <text:p>0</text:p>
          </table:table-cell>
          <table:table-cell office:value-type="float" office:value="2.19378167808991">
            <text:p>2.1937816781</text:p>
          </table:table-cell>
          <table:table-cell office:value-type="float" office:value="3.42672759976774">
            <text:p>3.426727599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96">
            <text:p>196</text:p>
          </table:table-cell>
          <table:table-cell office:value-type="float" office:value="997">
            <text:p>997</text:p>
          </table:table-cell>
          <table:table-cell office:value-type="float" office:value="2.5">
            <text:p>2.5</text:p>
          </table:table-cell>
          <table:table-cell office:value-type="float" office:value="49.375">
            <text:p>49.375</text:p>
          </table:table-cell>
          <table:table-cell office:value-type="float" office:value="114.25">
            <text:p>114.25</text:p>
          </table:table-cell>
          <table:table-cell office:value-type="float" office:value="0.03125">
            <text:p>0.03125</text:p>
          </table:table-cell>
          <table:table-cell office:value-type="float" office:value="0.251913265306122">
            <text:p>0.2519132653</text:p>
          </table:table-cell>
          <table:table-cell office:value-type="float" office:value="0.114593781344032">
            <text:p>0.1145937813</text:p>
          </table:table-cell>
          <table:table-cell office:value-type="float" office:value="1.1112890625">
            <text:p>1.1112890625</text:p>
          </table:table-cell>
          <table:table-cell office:value-type="float" office:value="2.00607860331633">
            <text:p>2.0060786033</text:p>
          </table:table-cell>
          <table:table-cell office:value-type="float" office:value="1.42681643476065">
            <text:p>1.4268164348</text:p>
          </table:table-cell>
          <table:table-cell office:value-type="float" office:value="22.5255059555446">
            <text:p>22.5255059555</text:p>
          </table:table-cell>
          <table:table-cell office:value-type="float" office:value="3.08513796062018">
            <text:p>3.0851379606</text:p>
          </table:table-cell>
          <table:table-cell office:value-type="float" office:value="6.38904113559419">
            <text:p>6.389041135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1149">
            <text:p>1149</text:p>
          </table:table-cell>
          <table:table-cell office:value-type="float" office:value="8.125">
            <text:p>8.125</text:p>
          </table:table-cell>
          <table:table-cell office:value-type="float" office:value="74">
            <text:p>74</text:p>
          </table:table-cell>
          <table:table-cell office:value-type="float" office:value="94.5">
            <text:p>94.5</text:p>
          </table:table-cell>
          <table:table-cell office:value-type="float" office:value="0.112847222222222">
            <text:p>0.1128472222</text:p>
          </table:table-cell>
          <table:table-cell office:value-type="float" office:value="0.314893617021277">
            <text:p>0.314893617</text:p>
          </table:table-cell>
          <table:table-cell office:value-type="float" office:value="0.0822454308093995">
            <text:p>0.0822454308</text:p>
          </table:table-cell>
          <table:table-cell office:value-type="float" office:value="1.41992488908179">
            <text:p>1.4199248891</text:p>
          </table:table-cell>
          <table:table-cell office:value-type="float" office:value="2.29647732005432">
            <text:p>2.2964773201</text:p>
          </table:table-cell>
          <table:table-cell office:value-type="float" office:value="1.30111705717538">
            <text:p>1.3011170572</text:p>
          </table:table-cell>
          <table:table-cell office:value-type="float" office:value="6.48274912163615">
            <text:p>6.4827491216</text:p>
          </table:table-cell>
          <table:table-cell office:value-type="float" office:value="2.53199119385794">
            <text:p>2.5319911939</text:p>
          </table:table-cell>
          <table:table-cell office:value-type="float" office:value="8.76979818119698">
            <text:p>8.769798181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81">
            <text:p>281</text:p>
          </table:table-cell>
          <table:table-cell office:value-type="float" office:value="1238">
            <text:p>1238</text:p>
          </table:table-cell>
          <table:table-cell office:value-type="float" office:value="13.5">
            <text:p>13.5</text:p>
          </table:table-cell>
          <table:table-cell office:value-type="float" office:value="78.875">
            <text:p>78.875</text:p>
          </table:table-cell>
          <table:table-cell office:value-type="float" office:value="90.625">
            <text:p>90.625</text:p>
          </table:table-cell>
          <table:table-cell office:value-type="float" office:value="0.164634146341463">
            <text:p>0.1646341463</text:p>
          </table:table-cell>
          <table:table-cell office:value-type="float" office:value="0.280693950177936">
            <text:p>0.2806939502</text:p>
          </table:table-cell>
          <table:table-cell office:value-type="float" office:value="0.073202746365105">
            <text:p>0.0732027464</text:p>
          </table:table-cell>
          <table:table-cell office:value-type="float" office:value="1.62934414039262">
            <text:p>1.6293441404</text:p>
          </table:table-cell>
          <table:table-cell office:value-type="float" office:value="2.1368554492091">
            <text:p>2.1368554492</text:p>
          </table:table-cell>
          <table:table-cell office:value-type="float" office:value="1.26671255074564">
            <text:p>1.2667125507</text:p>
          </table:table-cell>
          <table:table-cell office:value-type="float" office:value="4.54800094187489">
            <text:p>4.5480009419</text:p>
          </table:table-cell>
          <table:table-cell office:value-type="float" office:value="2.80170312911098">
            <text:p>2.8017031291</text:p>
          </table:table-cell>
          <table:table-cell office:value-type="float" office:value="9.81136169491792">
            <text:p>9.81136169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88">
            <text:p>388</text:p>
          </table:table-cell>
          <table:table-cell office:value-type="float" office:value="1491">
            <text:p>1491</text:p>
          </table:table-cell>
          <table:table-cell office:value-type="float" office:value="22.75">
            <text:p>22.75</text:p>
          </table:table-cell>
          <table:table-cell office:value-type="float" office:value="16.25">
            <text:p>16.25</text:p>
          </table:table-cell>
          <table:table-cell office:value-type="float" office:value="95">
            <text:p>95</text:p>
          </table:table-cell>
          <table:table-cell office:value-type="float" office:value="0.247282608695652">
            <text:p>0.2472826087</text:p>
          </table:table-cell>
          <table:table-cell office:value-type="float" office:value="0.0418814432989691">
            <text:p>0.0418814433</text:p>
          </table:table-cell>
          <table:table-cell office:value-type="float" office:value="0.0637156270959088">
            <text:p>0.0637156271</text:p>
          </table:table-cell>
          <table:table-cell office:value-type="float" office:value="1.9853405600189">
            <text:p>1.98534056</text:p>
          </table:table-cell>
          <table:table-cell office:value-type="float" office:value="1.15002299992029">
            <text:p>1.1500229999</text:p>
          </table:table-cell>
          <table:table-cell office:value-type="float" office:value="1.23096166986268">
            <text:p>1.2309616699</text:p>
          </table:table-cell>
          <table:table-cell office:value-type="float" office:value="3.13687712495242">
            <text:p>3.136877125</text:p>
          </table:table-cell>
          <table:table-cell office:value-type="float" office:value="16.8944256885956">
            <text:p>16.8944256886</text:p>
          </table:table-cell>
          <table:table-cell office:value-type="float" office:value="11.2217685442317">
            <text:p>11.221768544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98">
            <text:p>398</text:p>
          </table:table-cell>
          <table:table-cell office:value-type="float" office:value="1222">
            <text:p>1222</text:p>
          </table:table-cell>
          <table:table-cell office:value-type="float" office:value="31">
            <text:p>31</text:p>
          </table:table-cell>
          <table:table-cell office:value-type="float" office:value="34.375">
            <text:p>34.375</text:p>
          </table:table-cell>
          <table:table-cell office:value-type="float" office:value="12.875">
            <text:p>12.875</text:p>
          </table:table-cell>
          <table:table-cell office:value-type="float" office:value="0.254098360655738">
            <text:p>0.2540983607</text:p>
          </table:table-cell>
          <table:table-cell office:value-type="float" office:value="0.0863693467336683">
            <text:p>0.0863693467</text:p>
          </table:table-cell>
          <table:table-cell office:value-type="float" office:value="0.0105360065466448">
            <text:p>0.0105360065</text:p>
          </table:table-cell>
          <table:table-cell office:value-type="float" office:value="2.01589357699543">
            <text:p>2.015893577</text:p>
          </table:table-cell>
          <table:table-cell office:value-type="float" office:value="1.31691365511603">
            <text:p>1.3169136551</text:p>
          </table:table-cell>
          <table:table-cell office:value-type="float" office:value="1.0370935974838">
            <text:p>1.0370935975</text:p>
          </table:table-cell>
          <table:table-cell office:value-type="float" office:value="3.06137594859294">
            <text:p>3.0613759486</text:p>
          </table:table-cell>
          <table:table-cell office:value-type="float" office:value="8.36717312185245">
            <text:p>8.3671731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5">
            <text:p>415</text:p>
          </table:table-cell>
          <table:table-cell office:value-type="float" office:value="1149">
            <text:p>1149</text:p>
          </table:table-cell>
          <table:table-cell office:value-type="float" office:value="34.75">
            <text:p>34.75</text:p>
          </table:table-cell>
          <table:table-cell office:value-type="float" office:value="20">
            <text:p>20</text:p>
          </table:table-cell>
          <table:table-cell office:value-type="float" office:value="94.5">
            <text:p>94.5</text:p>
          </table:table-cell>
          <table:table-cell office:value-type="float" office:value="0.224193548387097">
            <text:p>0.2241935484</text:p>
          </table:table-cell>
          <table:table-cell office:value-type="float" office:value="0.0481927710843374">
            <text:p>0.0481927711</text:p>
          </table:table-cell>
          <table:table-cell office:value-type="float" office:value="0.0822454308093995">
            <text:p>0.0822454308</text:p>
          </table:table-cell>
          <table:table-cell office:value-type="float" office:value="1.8831924037461">
            <text:p>1.8831924037</text:p>
          </table:table-cell>
          <table:table-cell office:value-type="float" office:value="1.17322688343736">
            <text:p>1.1732268834</text:p>
          </table:table-cell>
          <table:table-cell office:value-type="float" office:value="1.30111705717538">
            <text:p>1.3011170572</text:p>
          </table:table-cell>
          <table:table-cell office:value-type="float" office:value="3.42663289257146">
            <text:p>3.4266328926</text:p>
          </table:table-cell>
          <table:table-cell office:value-type="float" office:value="14.7266589612385">
            <text:p>14.7266589612</text:p>
          </table:table-cell>
          <table:table-cell office:value-type="float" office:value="8.76979818119698">
            <text:p>8.769798181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7">
            <text:p>437</text:p>
          </table:table-cell>
          <table:table-cell office:value-type="float" office:value="1281">
            <text:p>1281</text:p>
          </table:table-cell>
          <table:table-cell office:value-type="float" office:value="35">
            <text:p>35</text:p>
          </table:table-cell>
          <table:table-cell office:value-type="float" office:value="66.125">
            <text:p>66.125</text:p>
          </table:table-cell>
          <table:table-cell office:value-type="float" office:value="72.75">
            <text:p>72.75</text:p>
          </table:table-cell>
          <table:table-cell office:value-type="float" office:value="0.196629213483146">
            <text:p>0.1966292135</text:p>
          </table:table-cell>
          <table:table-cell office:value-type="float" office:value="0.151315789473684">
            <text:p>0.1513157895</text:p>
          </table:table-cell>
          <table:table-cell office:value-type="float" office:value="0.0567915690866511">
            <text:p>0.0567915691</text:p>
          </table:table-cell>
          <table:table-cell office:value-type="float" office:value="1.76398182047721">
            <text:p>1.7639818205</text:p>
          </table:table-cell>
          <table:table-cell office:value-type="float" office:value="1.57448234072022">
            <text:p>1.5744823407</text:p>
          </table:table-cell>
          <table:table-cell office:value-type="float" office:value="1.20509204514915">
            <text:p>1.2050920451</text:p>
          </table:table-cell>
          <table:table-cell office:value-type="float" office:value="3.86135884870175">
            <text:p>3.8613588487</text:p>
          </table:table-cell>
          <table:table-cell office:value-type="float" office:value="4.91923602261152">
            <text:p>4.9192360226</text:p>
          </table:table-cell>
          <table:table-cell office:value-type="float" office:value="12.5484901652462">
            <text:p>12.548490165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500">
            <text:p>500</text:p>
          </table:table-cell>
          <table:table-cell office:value-type="float" office:value="1537">
            <text:p>1537</text:p>
          </table:table-cell>
          <table:table-cell office:value-type="float" office:value="37.875">
            <text:p>37.875</text:p>
          </table:table-cell>
          <table:table-cell office:value-type="float" office:value="19">
            <text:p>19</text:p>
          </table:table-cell>
          <table:table-cell office:value-type="float" office:value="60.125">
            <text:p>60.125</text:p>
          </table:table-cell>
          <table:table-cell office:value-type="float" office:value="0.150297619047619">
            <text:p>0.150297619</text:p>
          </table:table-cell>
          <table:table-cell office:value-type="float" office:value="0.038">
            <text:p>0.038</text:p>
          </table:table-cell>
          <table:table-cell office:value-type="float" office:value="0.0391184124918673">
            <text:p>0.0391184125</text:p>
          </table:table-cell>
          <table:table-cell office:value-type="float" office:value="1.57031684027778">
            <text:p>1.5703168403</text:p>
          </table:table-cell>
          <table:table-cell office:value-type="float" office:value="1.13583024">
            <text:p>1.13583024</text:p>
          </table:table-cell>
          <table:table-cell office:value-type="float" office:value="1.13991373410547">
            <text:p>1.1399137341</text:p>
          </table:table-cell>
          <table:table-cell office:value-type="float" office:value="4.95031906453277">
            <text:p>4.9503190645</text:p>
          </table:table-cell>
          <table:table-cell office:value-type="float" office:value="18.5851346291108">
            <text:p>18.5851346291</text:p>
          </table:table-cell>
          <table:table-cell office:value-type="float" office:value="18.0635624165196">
            <text:p>18.063562416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3">
            <text:p>613</text:p>
          </table:table-cell>
          <table:table-cell office:value-type="float" office:value="1382">
            <text:p>1382</text:p>
          </table:table-cell>
          <table:table-cell office:value-type="float" office:value="62.5">
            <text:p>62.5</text:p>
          </table:table-cell>
          <table:table-cell office:value-type="float" office:value="98.875">
            <text:p>98.875</text:p>
          </table:table-cell>
          <table:table-cell office:value-type="float" office:value="57.375">
            <text:p>57.375</text:p>
          </table:table-cell>
          <table:table-cell office:value-type="float" office:value="0.192307692307692">
            <text:p>0.1923076923</text:p>
          </table:table-cell>
          <table:table-cell office:value-type="float" office:value="0.161296900489396">
            <text:p>0.1612969005</text:p>
          </table:table-cell>
          <table:table-cell office:value-type="float" office:value="0.0415159189580318">
            <text:p>0.041515919</text:p>
          </table:table-cell>
          <table:table-cell office:value-type="float" office:value="1.74556213017751">
            <text:p>1.7455621302</text:p>
          </table:table-cell>
          <table:table-cell office:value-type="float" office:value="1.61553186432356">
            <text:p>1.6155318643</text:p>
          </table:table-cell>
          <table:table-cell office:value-type="float" office:value="1.14868391654589">
            <text:p>1.1486839165</text:p>
          </table:table-cell>
          <table:table-cell office:value-type="float" office:value="3.94078432071401">
            <text:p>3.9407843207</text:p>
          </table:table-cell>
          <table:table-cell office:value-type="float" office:value="4.63527644991192">
            <text:p>4.6352764499</text:p>
          </table:table-cell>
          <table:table-cell office:value-type="float" office:value="17.0401613605331">
            <text:p>17.04016136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711">
            <text:p>711</text:p>
          </table:table-cell>
          <table:table-cell office:value-type="float" office:value="1753">
            <text:p>1753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107.5">
            <text:p>107.5</text:p>
          </table:table-cell>
          <table:table-cell office:value-type="float" office:value="0.265060240963855">
            <text:p>0.265060241</text:p>
          </table:table-cell>
          <table:table-cell office:value-type="float" office:value="0.0829817158931083">
            <text:p>0.0829817159</text:p>
          </table:table-cell>
          <table:table-cell office:value-type="float" office:value="0.0613234455219624">
            <text:p>0.0613234455</text:p>
          </table:table-cell>
          <table:table-cell office:value-type="float" office:value="2.06541442879954">
            <text:p>2.0654144288</text:p>
          </table:table-cell>
          <table:table-cell office:value-type="float" office:value="1.30393249736411">
            <text:p>1.3039324974</text:p>
          </table:table-cell>
          <table:table-cell office:value-type="float" office:value="1.22200276666941">
            <text:p>1.2220027667</text:p>
          </table:table-cell>
          <table:table-cell office:value-type="float" office:value="2.9480603100352">
            <text:p>2.94806031</text:p>
          </table:table-cell>
          <table:table-cell office:value-type="float" office:value="8.69498031937317">
            <text:p>8.6949803194</text:p>
          </table:table-cell>
          <table:table-cell office:value-type="float" office:value="11.646270929656">
            <text:p>11.6462709297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42">
            <text:p>742</text:p>
          </table:table-cell>
          <table:table-cell office:value-type="float" office:value="1812">
            <text:p>1812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163">
            <text:p>163</text:p>
          </table:table-cell>
          <table:table-cell office:value-type="float" office:value="0.218390804597701">
            <text:p>0.2183908046</text:p>
          </table:table-cell>
          <table:table-cell office:value-type="float" office:value="0.0970350404312668">
            <text:p>0.0970350404</text:p>
          </table:table-cell>
          <table:table-cell office:value-type="float" office:value="0.0899558498896247">
            <text:p>0.0899558499</text:p>
          </table:table-cell>
          <table:table-cell office:value-type="float" office:value="1.8578491214163">
            <text:p>1.8578491214</text:p>
          </table:table-cell>
          <table:table-cell office:value-type="float" office:value="1.35807760768957">
            <text:p>1.3580776077</text:p>
          </table:table-cell>
          <table:table-cell office:value-type="float" office:value="1.33070590227524">
            <text:p>1.3307059023</text:p>
          </table:table-cell>
          <table:table-cell office:value-type="float" office:value="3.50905562509682">
            <text:p>3.5090556251</text:p>
          </table:table-cell>
          <table:table-cell office:value-type="float" office:value="7.48449170402232">
            <text:p>7.484491704</text:p>
          </table:table-cell>
          <table:table-cell office:value-type="float" office:value="8.04701400947879">
            <text:p>8.04701400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80">
            <text:p>880</text:p>
          </table:table-cell>
          <table:table-cell office:value-type="float" office:value="2446">
            <text:p>2446</text:p>
          </table:table-cell>
          <table:table-cell office:value-type="float" office:value="74.75">
            <text:p>74.75</text:p>
          </table:table-cell>
          <table:table-cell office:value-type="float" office:value="37.25">
            <text:p>37.25</text:p>
          </table:table-cell>
          <table:table-cell office:value-type="float" office:value="196.25">
            <text:p>196.25</text:p>
          </table:table-cell>
          <table:table-cell office:value-type="float" office:value="0.204794520547945">
            <text:p>0.2047945205</text:p>
          </table:table-cell>
          <table:table-cell office:value-type="float" office:value="0.0423295454545455">
            <text:p>0.0423295455</text:p>
          </table:table-cell>
          <table:table-cell office:value-type="float" office:value="0.080233033524121">
            <text:p>0.0802330335</text:p>
          </table:table-cell>
          <table:table-cell office:value-type="float" office:value="1.79898478138488">
            <text:p>1.7989847814</text:p>
          </table:table-cell>
          <table:table-cell office:value-type="float" office:value="1.15166531831095">
            <text:p>1.1516653183</text:p>
          </table:table-cell>
          <table:table-cell office:value-type="float" office:value="1.29343280308465">
            <text:p>1.2934328031</text:p>
          </table:table-cell>
          <table:table-cell office:value-type="float" office:value="3.72041645232695">
            <text:p>3.7204164523</text:p>
          </table:table-cell>
          <table:table-cell office:value-type="float" office:value="16.7191995833116">
            <text:p>16.7191995833</text:p>
          </table:table-cell>
          <table:table-cell office:value-type="float" office:value="8.98129066746884">
            <text:p>8.981290667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92">
            <text:p>992</text:p>
          </table:table-cell>
          <table:table-cell office:value-type="float" office:value="2732">
            <text:p>2732</text:p>
          </table:table-cell>
          <table:table-cell office:value-type="float" office:value="62.25">
            <text:p>62.25</text:p>
          </table:table-cell>
          <table:table-cell office:value-type="float" office:value="22">
            <text:p>22</text:p>
          </table:table-cell>
          <table:table-cell office:value-type="float" office:value="157.75">
            <text:p>157.75</text:p>
          </table:table-cell>
          <table:table-cell office:value-type="float" office:value="0.182017543859649">
            <text:p>0.1820175439</text:p>
          </table:table-cell>
          <table:table-cell office:value-type="float" office:value="0.0221774193548387">
            <text:p>0.0221774194</text:p>
          </table:table-cell>
          <table:table-cell office:value-type="float" office:value="0.0577415812591508">
            <text:p>0.0577415813</text:p>
          </table:table-cell>
          <table:table-cell office:value-type="float" office:value="1.70199696060326">
            <text:p>1.7019969606</text:p>
          </table:table-cell>
          <table:table-cell office:value-type="float" office:value="1.07858497008325">
            <text:p>1.0785849701</text:p>
          </table:table-cell>
          <table:table-cell office:value-type="float" office:value="1.20863035121139">
            <text:p>1.2086303512</text:p>
          </table:table-cell>
          <table:table-cell office:value-type="float" office:value="4.14505283120078">
            <text:p>4.1450528312</text:p>
          </table:table-cell>
          <table:table-cell office:value-type="float" office:value="31.5999430859649">
            <text:p>31.599943086</text:p>
          </table:table-cell>
          <table:table-cell office:value-type="float" office:value="12.3476297715963">
            <text:p>12.347629771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2">
            <text:p>12</text:p>
          </table:table-cell>
          <table:table-cell office:value-type="float" office:value="328">
            <text:p>328</text:p>
          </table:table-cell>
          <table:table-cell office:value-type="float" office:value="1057">
            <text:p>1057</text:p>
          </table:table-cell>
          <table:table-cell office:value-type="float" office:value="2198">
            <text:p>2198</text:p>
          </table:table-cell>
          <table:table-cell office:value-type="float" office:value="92.25">
            <text:p>92.25</text:p>
          </table:table-cell>
          <table:table-cell office:value-type="float" office:value="101.75">
            <text:p>101.75</text:p>
          </table:table-cell>
          <table:table-cell office:value-type="float" office:value="138">
            <text:p>138</text:p>
          </table:table-cell>
          <table:table-cell office:value-type="float" office:value="0.28125">
            <text:p>0.28125</text:p>
          </table:table-cell>
          <table:table-cell office:value-type="float" office:value="0.0962630085146641">
            <text:p>0.0962630085</text:p>
          </table:table-cell>
          <table:table-cell office:value-type="float" office:value="0.0627843494085532">
            <text:p>0.0627843494</text:p>
          </table:table-cell>
          <table:table-cell office:value-type="float" office:value="2.1394140625">
            <text:p>2.1394140625</text:p>
          </table:table-cell>
          <table:table-cell office:value-type="float" office:value="1.35508300074558">
            <text:p>1.3550830007</text:p>
          </table:table-cell>
          <table:table-cell office:value-type="float" office:value="1.22747129701002">
            <text:p>1.227471297</text:p>
          </table:table-cell>
          <table:table-cell office:value-type="float" office:value="2.7967959543903">
            <text:p>2.7967959544</text:p>
          </table:table-cell>
          <table:table-cell office:value-type="float" office:value="7.54182154250719">
            <text:p>7.5418215425</text:p>
          </table:table-cell>
          <table:table-cell office:value-type="float" office:value="11.3831833681022">
            <text:p>11.3831833681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31">
            <text:p>1031</text:p>
          </table:table-cell>
          <table:table-cell office:value-type="float" office:value="2370">
            <text:p>2370</text:p>
          </table:table-cell>
          <table:table-cell office:value-type="float" office:value="116.625">
            <text:p>116.625</text:p>
          </table:table-cell>
          <table:table-cell office:value-type="float" office:value="91">
            <text:p>91</text:p>
          </table:table-cell>
          <table:table-cell office:value-type="float" office:value="126.75">
            <text:p>126.75</text:p>
          </table:table-cell>
          <table:table-cell office:value-type="float" office:value="0.323958333333333">
            <text:p>0.3239583333</text:p>
          </table:table-cell>
          <table:table-cell office:value-type="float" office:value="0.0882638215324927">
            <text:p>0.0882638215</text:p>
          </table:table-cell>
          <table:table-cell office:value-type="float" office:value="0.0534810126582278">
            <text:p>0.0534810127</text:p>
          </table:table-cell>
          <table:table-cell office:value-type="float" office:value="2.33955421006944">
            <text:p>2.3395542101</text:p>
          </table:table-cell>
          <table:table-cell office:value-type="float" office:value="1.3241927596591">
            <text:p>1.3241927597</text:p>
          </table:table-cell>
          <table:table-cell office:value-type="float" office:value="1.1927895729851">
            <text:p>1.192789573</text:p>
          </table:table-cell>
          <table:table-cell office:value-type="float" office:value="2.47000353973933">
            <text:p>2.4700035397</text:p>
          </table:table-cell>
          <table:table-cell office:value-type="float" office:value="8.19481747799882">
            <text:p>8.194817478</text:p>
          </table:table-cell>
          <table:table-cell office:value-type="float" office:value="13.3041861540829">
            <text:p>13.304186154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556">
            <text:p>556</text:p>
          </table:table-cell>
          <table:table-cell office:value-type="float" office:value="1304">
            <text:p>1304</text:p>
          </table:table-cell>
          <table:table-cell office:value-type="float" office:value="3383">
            <text:p>3383</text:p>
          </table:table-cell>
          <table:table-cell office:value-type="float" office:value="88.75">
            <text:p>88.75</text:p>
          </table:table-cell>
          <table:table-cell office:value-type="float" office:value="-30.875">
            <text:p>-30.875</text:p>
          </table:table-cell>
          <table:table-cell office:value-type="float" office:value="142">
            <text:p>142</text:p>
          </table:table-cell>
          <table:table-cell office:value-type="float" office:value="0.159622302158273">
            <text:p>0.1596223022</text:p>
          </table:table-cell>
          <table:table-cell office:value-type="float" office:value="-0.0236771472392638">
            <text:p>-0.0236771472</text:p>
          </table:table-cell>
          <table:table-cell office:value-type="float" office:value="0.0419745787762341">
            <text:p>0.0419745788</text:p>
          </table:table-cell>
          <table:table-cell office:value-type="float" office:value="1.60861744507272">
            <text:p>1.6086174451</text:p>
          </table:table-cell>
          <table:table-cell office:value-type="float" office:value="0.918228774973301">
            <text:p>0.918228775</text:p>
          </table:table-cell>
          <table:table-cell office:value-type="float" office:value="1.15036428163317">
            <text:p>1.1503642816</text:p>
          </table:table-cell>
          <table:table-cell office:value-type="float" office:value="4.68044309704481">
            <text:p>4.680443097</text:p>
          </table:table-cell>
          <table:table-cell office:value-type="float" office:value="-28.9269872152144">
            <text:p>-28.9269872152</text:p>
          </table:table-cell>
          <table:table-cell office:value-type="float" office:value="16.8576979936979">
            <text:p>16.857697993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1476">
            <text:p>1476</text:p>
          </table:table-cell>
          <table:table-cell office:value-type="float" office:value="3766">
            <text:p>3766</text:p>
          </table:table-cell>
          <table:table-cell office:value-type="float" office:value="98.25">
            <text:p>98.25</text:p>
          </table:table-cell>
          <table:table-cell office:value-type="float" office:value="164.125">
            <text:p>164.125</text:p>
          </table:table-cell>
          <table:table-cell office:value-type="float" office:value="-49">
            <text:p>-49</text:p>
          </table:table-cell>
          <table:table-cell office:value-type="float" office:value="0.152562111801242">
            <text:p>0.1525621118</text:p>
          </table:table-cell>
          <table:table-cell office:value-type="float" office:value="0.111195799457995">
            <text:p>0.1111957995</text:p>
          </table:table-cell>
          <table:table-cell office:value-type="float" office:value="-0.0130111524163569">
            <text:p>-0.0130111524</text:p>
          </table:table-cell>
          <table:table-cell office:value-type="float" office:value="1.57958677930057">
            <text:p>1.5795867793</text:p>
          </table:table-cell>
          <table:table-cell office:value-type="float" office:value="1.4134197295045">
            <text:p>1.4134197295</text:p>
          </table:table-cell>
          <table:table-cell office:value-type="float" office:value="0.954792775113666">
            <text:p>0.9547927751</text:p>
          </table:table-cell>
          <table:table-cell office:value-type="float" office:value="4.88175177085388">
            <text:p>4.8817517709</text:p>
          </table:table-cell>
          <table:table-cell office:value-type="float" office:value="6.57405787970347">
            <text:p>6.57405787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836">
            <text:p>836</text:p>
          </table:table-cell>
          <table:table-cell office:value-type="float" office:value="1542">
            <text:p>1542</text:p>
          </table:table-cell>
          <table:table-cell office:value-type="float" office:value="3174">
            <text:p>3174</text:p>
          </table:table-cell>
          <table:table-cell office:value-type="float" office:value="79.375">
            <text:p>79.375</text:p>
          </table:table-cell>
          <table:table-cell office:value-type="float" office:value="197.875">
            <text:p>197.875</text:p>
          </table:table-cell>
          <table:table-cell office:value-type="float" office:value="-24.625">
            <text:p>-24.625</text:p>
          </table:table-cell>
          <table:table-cell office:value-type="float" office:value="0.0949461722488038">
            <text:p>0.0949461722</text:p>
          </table:table-cell>
          <table:table-cell office:value-type="float" office:value="0.128323605706874">
            <text:p>0.1283236057</text:p>
          </table:table-cell>
          <table:table-cell office:value-type="float" office:value="-0.0077583490863264">
            <text:p>-0.0077583491</text:p>
          </table:table-cell>
          <table:table-cell office:value-type="float" office:value="1.34998056309522">
            <text:p>1.3499805631</text:p>
          </table:table-cell>
          <table:table-cell office:value-type="float" office:value="1.48140783762602">
            <text:p>1.4814078376</text:p>
          </table:table-cell>
          <table:table-cell office:value-type="float" office:value="0.972963754479726">
            <text:p>0.9729637545</text:p>
          </table:table-cell>
          <table:table-cell office:value-type="float" office:value="7.64175755884875">
            <text:p>7.6417575588</text:p>
          </table:table-cell>
          <table:table-cell office:value-type="float" office:value="5.74115777035824">
            <text:p>5.74115777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76">
            <text:p>776</text:p>
          </table:table-cell>
          <table:table-cell office:value-type="float" office:value="1541">
            <text:p>1541</text:p>
          </table:table-cell>
          <table:table-cell office:value-type="float" office:value="3475">
            <text:p>3475</text:p>
          </table:table-cell>
          <table:table-cell office:value-type="float" office:value="41.625">
            <text:p>41.625</text:p>
          </table:table-cell>
          <table:table-cell office:value-type="float" office:value="166.625">
            <text:p>166.625</text:p>
          </table:table-cell>
          <table:table-cell office:value-type="float" office:value="493">
            <text:p>493</text:p>
          </table:table-cell>
          <table:table-cell office:value-type="float" office:value="0.0536404639175258">
            <text:p>0.0536404639</text:p>
          </table:table-cell>
          <table:table-cell office:value-type="float" office:value="0.108127839065542">
            <text:p>0.1081278391</text:p>
          </table:table-cell>
          <table:table-cell office:value-type="float" office:value="0.141870503597122">
            <text:p>0.1418705036</text:p>
          </table:table-cell>
          <table:table-cell office:value-type="float" office:value="1.19338113047514">
            <text:p>1.1933811305</text:p>
          </table:table-cell>
          <table:table-cell office:value-type="float" office:value="1.40136303070812">
            <text:p>1.4013630307</text:p>
          </table:table-cell>
          <table:table-cell office:value-type="float" office:value="1.53599615258009">
            <text:p>1.5359961526</text:p>
          </table:table-cell>
          <table:table-cell office:value-type="float" office:value="13.2656507614821">
            <text:p>13.2656507615</text:p>
          </table:table-cell>
          <table:table-cell office:value-type="float" office:value="6.75108550883029">
            <text:p>6.7510855088</text:p>
          </table:table-cell>
          <table:table-cell office:value-type="float" office:value="5.2246863870598">
            <text:p>5.224686387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56">
            <text:p>956</text:p>
          </table:table-cell>
          <table:table-cell office:value-type="float" office:value="1588">
            <text:p>1588</text:p>
          </table:table-cell>
          <table:table-cell office:value-type="float" office:value="3665">
            <text:p>3665</text:p>
          </table:table-cell>
          <table:table-cell office:value-type="float" office:value="45.125">
            <text:p>45.125</text:p>
          </table:table-cell>
          <table:table-cell office:value-type="float" office:value="138">
            <text:p>138</text:p>
          </table:table-cell>
          <table:table-cell office:value-type="float" office:value="57.75">
            <text:p>57.75</text:p>
          </table:table-cell>
          <table:table-cell office:value-type="float" office:value="0.0472018828451883">
            <text:p>0.0472018828</text:p>
          </table:table-cell>
          <table:table-cell office:value-type="float" office:value="0.0869017632241814">
            <text:p>0.0869017632</text:p>
          </table:table-cell>
          <table:table-cell office:value-type="float" office:value="0.0157571623465211">
            <text:p>0.0157571623</text:p>
          </table:table-cell>
          <table:table-cell office:value-type="float" office:value="1.16957350473666">
            <text:p>1.1695735047</text:p>
          </table:table-cell>
          <table:table-cell office:value-type="float" office:value="1.31895792752952">
            <text:p>1.3189579275</text:p>
          </table:table-cell>
          <table:table-cell office:value-type="float" office:value="1.05563671301664">
            <text:p>1.055636713</text:p>
          </table:table-cell>
          <table:table-cell office:value-type="float" office:value="15.028645425277">
            <text:p>15.0286454253</text:p>
          </table:table-cell>
          <table:table-cell office:value-type="float" office:value="8.31797612877745">
            <text:p>8.31797612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783">
            <text:p>783</text:p>
          </table:table-cell>
          <table:table-cell office:value-type="float" office:value="1566">
            <text:p>1566</text:p>
          </table:table-cell>
          <table:table-cell office:value-type="float" office:value="3618">
            <text:p>3618</text:p>
          </table:table-cell>
          <table:table-cell office:value-type="float" office:value="-202.5">
            <text:p>-202.5</text:p>
          </table:table-cell>
          <table:table-cell office:value-type="float" office:value="-35">
            <text:p>-35</text:p>
          </table:table-cell>
          <table:table-cell office:value-type="float" office:value="81.375">
            <text:p>81.375</text:p>
          </table:table-cell>
          <table:table-cell office:value-type="float" office:value="-0.258620689655172">
            <text:p>-0.2586206897</text:p>
          </table:table-cell>
          <table:table-cell office:value-type="float" office:value="-0.0223499361430396">
            <text:p>-0.0223499361</text:p>
          </table:table-cell>
          <table:table-cell office:value-type="float" office:value="0.0224917081260365">
            <text:p>0.0224917081</text:p>
          </table:table-cell>
          <table:table-cell office:value-type="float" office:value="0.225921521997622">
            <text:p>0.225921522</text:p>
          </table:table-cell>
          <table:table-cell office:value-type="float" office:value="0.922754282004733">
            <text:p>0.922754282</text:p>
          </table:table-cell>
          <table:table-cell office:value-type="float" office:value="1.0797124972326">
            <text:p>1.0797124972</text:p>
          </table:table-cell>
          <table:table-cell office:value-type="float" office:value="-2.31633630232316">
            <text:p>-2.3163363023</text:p>
          </table:table-cell>
          <table:table-cell office:value-type="float" office:value="-30.6655060713512">
            <text:p>-30.6655060714</text:p>
          </table:table-cell>
          <table:table-cell office:value-type="float" office:value="31.1631874322127">
            <text:p>31.163187432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75">
            <text:p>675</text:p>
          </table:table-cell>
          <table:table-cell office:value-type="float" office:value="1518">
            <text:p>1518</text:p>
          </table:table-cell>
          <table:table-cell office:value-type="float" office:value="4154">
            <text:p>4154</text:p>
          </table:table-cell>
          <table:table-cell office:value-type="float" office:value="-69.5">
            <text:p>-69.5</text:p>
          </table:table-cell>
          <table:table-cell office:value-type="float" office:value="-136.875">
            <text:p>-136.875</text:p>
          </table:table-cell>
          <table:table-cell office:value-type="float" office:value="87.375">
            <text:p>87.375</text:p>
          </table:table-cell>
          <table:table-cell office:value-type="float" office:value="-0.102962962962963">
            <text:p>-0.102962963</text:p>
          </table:table-cell>
          <table:table-cell office:value-type="float" office:value="-0.0901679841897233">
            <text:p>-0.0901679842</text:p>
          </table:table-cell>
          <table:table-cell office:value-type="float" office:value="0.0210339431872894">
            <text:p>0.0210339432</text:p>
          </table:table-cell>
          <table:table-cell office:value-type="float" office:value="0.66040831824417">
            <text:p>0.6604083182</text:p>
          </table:table-cell>
          <table:table-cell office:value-type="float" office:value="0.700347375466731">
            <text:p>0.7003473755</text:p>
          </table:table-cell>
          <table:table-cell office:value-type="float" office:value="1.07448595761688">
            <text:p>1.0744859576</text:p>
          </table:table-cell>
          <table:table-cell office:value-type="float" office:value="-6.37915629587674">
            <text:p>-6.3791562959</text:p>
          </table:table-cell>
          <table:table-cell office:value-type="float" office:value="-7.33525604702821">
            <text:p>-7.335256047</text:p>
          </table:table-cell>
          <table:table-cell office:value-type="float" office:value="33.2991153013453">
            <text:p>33.299115301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729">
            <text:p>729</text:p>
          </table:table-cell>
          <table:table-cell office:value-type="float" office:value="1675">
            <text:p>1675</text:p>
          </table:table-cell>
          <table:table-cell office:value-type="float" office:value="4824">
            <text:p>4824</text:p>
          </table:table-cell>
          <table:table-cell office:value-type="float" office:value="-35.875">
            <text:p>-35.875</text:p>
          </table:table-cell>
          <table:table-cell office:value-type="float" office:value="48">
            <text:p>48</text:p>
          </table:table-cell>
          <table:table-cell office:value-type="float" office:value="17.875">
            <text:p>17.875</text:p>
          </table:table-cell>
          <table:table-cell office:value-type="float" office:value="-0.0492112482853224">
            <text:p>-0.0492112483</text:p>
          </table:table-cell>
          <table:table-cell office:value-type="float" office:value="0.0286567164179104">
            <text:p>0.0286567164</text:p>
          </table:table-cell>
          <table:table-cell office:value-type="float" office:value="0.0037054311774461">
            <text:p>0.0037054312</text:p>
          </table:table-cell>
          <table:table-cell office:value-type="float" office:value="0.832507255038659">
            <text:p>0.832507255</text:p>
          </table:table-cell>
          <table:table-cell office:value-type="float" office:value="1.10190807395857">
            <text:p>1.101908074</text:p>
          </table:table-cell>
          <table:table-cell office:value-type="float" office:value="1.01299592035267">
            <text:p>1.0129959204</text:p>
          </table:table-cell>
          <table:table-cell office:value-type="float" office:value="-13.7356487871421">
            <text:p>-13.7356487871</text:p>
          </table:table-cell>
          <table:table-cell office:value-type="float" office:value="24.532890097245">
            <text:p>24.5328900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729">
            <text:p>729</text:p>
          </table:table-cell>
          <table:table-cell office:value-type="float" office:value="1628">
            <text:p>1628</text:p>
          </table:table-cell>
          <table:table-cell office:value-type="float" office:value="3886">
            <text:p>3886</text:p>
          </table:table-cell>
          <table:table-cell office:value-type="float" office:value="-14.5">
            <text:p>-14.5</text:p>
          </table:table-cell>
          <table:table-cell office:value-type="float" office:value="4">
            <text:p>4</text:p>
          </table:table-cell>
          <table:table-cell office:value-type="float" office:value="25.125">
            <text:p>25.125</text:p>
          </table:table-cell>
          <table:table-cell office:value-type="float" office:value="-0.0198902606310014">
            <text:p>-0.0198902606</text:p>
          </table:table-cell>
          <table:table-cell office:value-type="float" office:value="0.00245700245700246">
            <text:p>0.0024570025</text:p>
          </table:table-cell>
          <table:table-cell office:value-type="float" office:value="0.00646551724137931">
            <text:p>0.0064655172</text:p>
          </table:table-cell>
          <table:table-cell office:value-type="float" office:value="0.931159507828715">
            <text:p>0.9311595078</text:p>
          </table:table-cell>
          <table:table-cell office:value-type="float" office:value="1.00861134084721">
            <text:p>1.0086113408</text:p>
          </table:table-cell>
          <table:table-cell office:value-type="float" office:value="1.0227112440547">
            <text:p>1.02271124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48">
            <text:p>648</text:p>
          </table:table-cell>
          <table:table-cell office:value-type="float" office:value="1638">
            <text:p>1638</text:p>
          </table:table-cell>
          <table:table-cell office:value-type="float" office:value="3350">
            <text:p>3350</text:p>
          </table:table-cell>
          <table:table-cell office:value-type="float" office:value="64.125">
            <text:p>64.125</text:p>
          </table:table-cell>
          <table:table-cell office:value-type="float" office:value="11.125">
            <text:p>11.125</text:p>
          </table:table-cell>
          <table:table-cell office:value-type="float" office:value="117.25">
            <text:p>117.25</text:p>
          </table:table-cell>
          <table:table-cell office:value-type="float" office:value="0.0989583333333333">
            <text:p>0.0989583333</text:p>
          </table:table-cell>
          <table:table-cell office:value-type="float" office:value="0.00679181929181929">
            <text:p>0.0067918193</text:p>
          </table:table-cell>
          <table:table-cell office:value-type="float" office:value="0.035">
            <text:p>0.035</text:p>
          </table:table-cell>
          <table:table-cell office:value-type="float" office:value="1.36554796006944">
            <text:p>1.3655479601</text:p>
          </table:table-cell>
          <table:table-cell office:value-type="float" office:value="1.02386177998758">
            <text:p>1.02386178</text:p>
          </table:table-cell>
          <table:table-cell office:value-type="float" office:value="1.124901">
            <text:p>1.124901</text:p>
          </table:table-cell>
          <table:table-cell office:value-type="float" office:value="7.34555845888234">
            <text:p>7.3455584589</text:p>
          </table:table-cell>
          <table:table-cell office:value-type="float" office:value="0">
            <text:p>0</text:p>
          </table:table-cell>
          <table:table-cell office:value-type="float" office:value="20.1487916840007">
            <text:p>20.14879168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918">
            <text:p>918</text:p>
          </table:table-cell>
          <table:table-cell office:value-type="float" office:value="1789">
            <text:p>1789</text:p>
          </table:table-cell>
          <table:table-cell office:value-type="float" office:value="4221">
            <text:p>4221</text:p>
          </table:table-cell>
          <table:table-cell office:value-type="float" office:value="128.25">
            <text:p>128.25</text:p>
          </table:table-cell>
          <table:table-cell office:value-type="float" office:value="34.875">
            <text:p>34.875</text:p>
          </table:table-cell>
          <table:table-cell office:value-type="float" office:value="159.125">
            <text:p>159.125</text:p>
          </table:table-cell>
          <table:table-cell office:value-type="float" office:value="0.139705882352941">
            <text:p>0.1397058824</text:p>
          </table:table-cell>
          <table:table-cell office:value-type="float" office:value="0.0194941307993292">
            <text:p>0.0194941308</text:p>
          </table:table-cell>
          <table:table-cell office:value-type="float" office:value="0.0376984126984127">
            <text:p>0.0376984127</text:p>
          </table:table-cell>
          <table:table-cell office:value-type="float" office:value="1.52722534602076">
            <text:p>1.527225346</text:p>
          </table:table-cell>
          <table:table-cell office:value-type="float" office:value="1.06897429922347">
            <text:p>1.0689742992</text:p>
          </table:table-cell>
          <table:table-cell office:value-type="float" office:value="1.1347299382716">
            <text:p>1.1347299383</text:p>
          </table:table-cell>
          <table:table-cell office:value-type="float" office:value="5.30049671311602">
            <text:p>5.3004967131</text:p>
          </table:table-cell>
          <table:table-cell office:value-type="float" office:value="0">
            <text:p>0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8">
            <text:p>28</text:p>
          </table:table-cell>
          <table:table-cell office:value-type="float" office:value="999">
            <text:p>999</text:p>
          </table:table-cell>
          <table:table-cell office:value-type="float" office:value="1809">
            <text:p>1809</text:p>
          </table:table-cell>
          <table:table-cell office:value-type="float" office:value="4020">
            <text:p>4020</text:p>
          </table:table-cell>
          <table:table-cell office:value-type="float" office:value="111.375">
            <text:p>111.375</text:p>
          </table:table-cell>
          <table:table-cell office:value-type="float" office:value="40.875">
            <text:p>40.875</text:p>
          </table:table-cell>
          <table:table-cell office:value-type="float" office:value="83.75">
            <text:p>83.75</text:p>
          </table:table-cell>
          <table:table-cell office:value-type="float" office:value="0.111486486486486">
            <text:p>0.1114864865</text:p>
          </table:table-cell>
          <table:table-cell office:value-type="float" office:value="0.0225953565505804">
            <text:p>0.0225953566</text:p>
          </table:table-cell>
          <table:table-cell office:value-type="float" office:value="0.0208333333333333">
            <text:p>0.0208333333</text:p>
          </table:table-cell>
          <table:table-cell office:value-type="float" office:value="1.41456400657414">
            <text:p>1.4145640066</text:p>
          </table:table-cell>
          <table:table-cell office:value-type="float" office:value="1.08008442619682">
            <text:p>1.0800844262</text:p>
          </table:table-cell>
          <table:table-cell office:value-type="float" office:value="1.07376736111111">
            <text:p>1.0737673611</text:p>
          </table:table-cell>
          <table:table-cell office:value-type="float" office:value="6.55778951881985">
            <text:p>6.5577895188</text:p>
          </table:table-cell>
          <table:table-cell office:value-type="float" office:value="31.0218150700037">
            <text:p>31.02181507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960">
            <text:p>960</text:p>
          </table:table-cell>
          <table:table-cell office:value-type="float" office:value="1750">
            <text:p>1750</text:p>
          </table:table-cell>
          <table:table-cell office:value-type="float" office:value="3886">
            <text:p>3886</text:p>
          </table:table-cell>
          <table:table-cell office:value-type="float" office:value="82.125">
            <text:p>82.125</text:p>
          </table:table-cell>
          <table:table-cell office:value-type="float" office:value="140.625">
            <text:p>140.625</text:p>
          </table:table-cell>
          <table:table-cell office:value-type="float" office:value="167.5">
            <text:p>167.5</text:p>
          </table:table-cell>
          <table:table-cell office:value-type="float" office:value="0.085546875">
            <text:p>0.085546875</text:p>
          </table:table-cell>
          <table:table-cell office:value-type="float" office:value="0.0803571428571429">
            <text:p>0.0803571429</text:p>
          </table:table-cell>
          <table:table-cell office:value-type="float" office:value="0.0431034482758621">
            <text:p>0.0431034483</text:p>
          </table:table-cell>
          <table:table-cell office:value-type="float" office:value="1.31375786743164">
            <text:p>1.3137578674</text:p>
          </table:table-cell>
          <table:table-cell office:value-type="float" office:value="1.29390625">
            <text:p>1.29390625</text:p>
          </table:table-cell>
          <table:table-cell office:value-type="float" office:value="1.15450356718193">
            <text:p>1.1545035672</text:p>
          </table:table-cell>
          <table:table-cell office:value-type="float" office:value="8.44437515571619">
            <text:p>8.4443751557</text:p>
          </table:table-cell>
          <table:table-cell office:value-type="float" office:value="8.96794107286119">
            <text:p>8.9679410729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992">
            <text:p>992</text:p>
          </table:table-cell>
          <table:table-cell office:value-type="float" office:value="2013">
            <text:p>2013</text:p>
          </table:table-cell>
          <table:table-cell office:value-type="float" office:value="4556">
            <text:p>4556</text:p>
          </table:table-cell>
          <table:table-cell office:value-type="float" office:value="-15.75">
            <text:p>-15.75</text:p>
          </table:table-cell>
          <table:table-cell office:value-type="float" office:value="48.25">
            <text:p>48.25</text:p>
          </table:table-cell>
          <table:table-cell office:value-type="float" office:value="636.5">
            <text:p>636.5</text:p>
          </table:table-cell>
          <table:table-cell office:value-type="float" office:value="-0.0158770161290323">
            <text:p>-0.0158770161</text:p>
          </table:table-cell>
          <table:table-cell office:value-type="float" office:value="0.0239692001987084">
            <text:p>0.0239692002</text:p>
          </table:table-cell>
          <table:table-cell office:value-type="float" office:value="0.139705882352941">
            <text:p>0.1397058824</text:p>
          </table:table-cell>
          <table:table-cell office:value-type="float" office:value="0.944924519645064">
            <text:p>0.9449245196</text:p>
          </table:table-cell>
          <table:table-cell office:value-type="float" office:value="1.08501826490948">
            <text:p>1.0850182649</text:p>
          </table:table-cell>
          <table:table-cell office:value-type="float" office:value="1.52722534602076">
            <text:p>1.527225346</text:p>
          </table:table-cell>
          <table:table-cell office:value-type="float" office:value="0">
            <text:p>0</text:p>
          </table:table-cell>
          <table:table-cell office:value-type="float" office:value="29.2634494505801">
            <text:p>29.2634494506</text:p>
          </table:table-cell>
          <table:table-cell office:value-type="float" office:value="5.30049671311602">
            <text:p>5.300496713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">
            <text:p>36</text:p>
          </table:table-cell>
          <table:table-cell office:value-type="float" office:value="848">
            <text:p>848</text:p>
          </table:table-cell>
          <table:table-cell office:value-type="float" office:value="2079">
            <text:p>2079</text:p>
          </table:table-cell>
          <table:table-cell office:value-type="float" office:value="4958">
            <text:p>4958</text:p>
          </table:table-cell>
          <table:table-cell office:value-type="float" office:value="-10">
            <text:p>-10</text:p>
          </table:table-cell>
          <table:table-cell office:value-type="float" office:value="78.375">
            <text:p>78.375</text:p>
          </table:table-cell>
          <table:table-cell office:value-type="float" office:value="552.75">
            <text:p>552.75</text:p>
          </table:table-cell>
          <table:table-cell office:value-type="float" office:value="-0.0117924528301887">
            <text:p>-0.0117924528</text:p>
          </table:table-cell>
          <table:table-cell office:value-type="float" office:value="0.0376984126984127">
            <text:p>0.0376984127</text:p>
          </table:table-cell>
          <table:table-cell office:value-type="float" office:value="0.111486486486486">
            <text:p>0.1114864865</text:p>
          </table:table-cell>
          <table:table-cell office:value-type="float" office:value="0.958998976504094">
            <text:p>0.9589989765</text:p>
          </table:table-cell>
          <table:table-cell office:value-type="float" office:value="1.1347299382716">
            <text:p>1.1347299383</text:p>
          </table:table-cell>
          <table:table-cell office:value-type="float" office:value="1.41456400657414">
            <text:p>1.4145640066</text:p>
          </table:table-cell>
          <table:table-cell office:value-type="float" office:value="0">
            <text:p>0</text:p>
          </table:table-cell>
          <table:table-cell office:value-type="float" office:value="18.7310771352401">
            <text:p>18.7310771352</text:p>
          </table:table-cell>
          <table:table-cell office:value-type="float" office:value="6.55778951881985">
            <text:p>6.557789518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752">
            <text:p>752</text:p>
          </table:table-cell>
          <table:table-cell office:value-type="float" office:value="2040">
            <text:p>2040</text:p>
          </table:table-cell>
          <table:table-cell office:value-type="float" office:value="5226">
            <text:p>5226</text:p>
          </table:table-cell>
          <table:table-cell office:value-type="float" office:value="-27.5">
            <text:p>-27.5</text:p>
          </table:table-cell>
          <table:table-cell office:value-type="float" office:value="185">
            <text:p>185</text:p>
          </table:table-cell>
          <table:table-cell office:value-type="float" office:value="519.25">
            <text:p>519.25</text:p>
          </table:table-cell>
          <table:table-cell office:value-type="float" office:value="-0.0365691489361702">
            <text:p>-0.0365691489</text:p>
          </table:table-cell>
          <table:table-cell office:value-type="float" office:value="0.0906862745098039">
            <text:p>0.0906862745</text:p>
          </table:table-cell>
          <table:table-cell office:value-type="float" office:value="0.0993589743589744">
            <text:p>0.0993589744</text:p>
          </table:table-cell>
          <table:table-cell office:value-type="float" office:value="0.874629091925079">
            <text:p>0.8746290919</text:p>
          </table:table-cell>
          <table:table-cell office:value-type="float" office:value="1.33352100153787">
            <text:p>1.3335210015</text:p>
          </table:table-cell>
          <table:table-cell office:value-type="float" office:value="1.36710593359632">
            <text:p>1.3671059336</text:p>
          </table:table-cell>
          <table:table-cell office:value-type="float" office:value="-18.6056992709123">
            <text:p>-18.6056992709</text:p>
          </table:table-cell>
          <table:table-cell office:value-type="float" office:value="7.98491273847907">
            <text:p>7.9849127385</text:p>
          </table:table-cell>
          <table:table-cell office:value-type="float" office:value="7.31729372589193">
            <text:p>7.317293725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5">
            <text:p>25</text:p>
          </table:table-cell>
          <table:table-cell office:value-type="float" office:value="944">
            <text:p>944</text:p>
          </table:table-cell>
          <table:table-cell office:value-type="float" office:value="2360">
            <text:p>2360</text:p>
          </table:table-cell>
          <table:table-cell office:value-type="float" office:value="6432">
            <text:p>6432</text:p>
          </table:table-cell>
          <table:table-cell office:value-type="float" office:value="-15.375">
            <text:p>-15.375</text:p>
          </table:table-cell>
          <table:table-cell office:value-type="float" office:value="30">
            <text:p>30</text:p>
          </table:table-cell>
          <table:table-cell office:value-type="float" office:value="636.5">
            <text:p>636.5</text:p>
          </table:table-cell>
          <table:table-cell office:value-type="float" office:value="-0.0162870762711864">
            <text:p>-0.0162870763</text:p>
          </table:table-cell>
          <table:table-cell office:value-type="float" office:value="0.0127118644067797">
            <text:p>0.0127118644</text:p>
          </table:table-cell>
          <table:table-cell office:value-type="float" office:value="0.0989583333333333">
            <text:p>0.0989583333</text:p>
          </table:table-cell>
          <table:table-cell office:value-type="float" office:value="0.943515160003636">
            <text:p>0.94351516</text:p>
          </table:table-cell>
          <table:table-cell office:value-type="float" office:value="1.04480824475725">
            <text:p>1.0448082448</text:p>
          </table:table-cell>
          <table:table-cell office:value-type="float" office:value="1.36554796006944">
            <text:p>1.3655479601</text:p>
          </table:table-cell>
          <table:table-cell table:number-columns-repeated="2" office:value-type="float" office:value="0">
            <text:p>0</text:p>
          </table:table-cell>
          <table:table-cell office:value-type="float" office:value="7.34555845888234">
            <text:p>7.345558458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1200">
            <text:p>1200</text:p>
          </table:table-cell>
          <table:table-cell office:value-type="float" office:value="2565">
            <text:p>2565</text:p>
          </table:table-cell>
          <table:table-cell office:value-type="float" office:value="8442">
            <text:p>8442</text:p>
          </table:table-cell>
          <table:table-cell office:value-type="float" office:value="-36">
            <text:p>-36</text:p>
          </table:table-cell>
          <table:table-cell office:value-type="float" office:value="-23.625">
            <text:p>-23.625</text:p>
          </table:table-cell>
          <table:table-cell office:value-type="float" office:value="318.25">
            <text:p>318.25</text:p>
          </table:table-cell>
          <table:table-cell office:value-type="float" office:value="-0.03">
            <text:p>-0.03</text:p>
          </table:table-cell>
          <table:table-cell office:value-type="float" office:value="-0.00921052631578947">
            <text:p>-0.0092105263</text:p>
          </table:table-cell>
          <table:table-cell office:value-type="float" office:value="0.0376984126984127">
            <text:p>0.0376984127</text:p>
          </table:table-cell>
          <table:table-cell office:value-type="float" office:value="0.896764">
            <text:p>0.896764</text:p>
          </table:table-cell>
          <table:table-cell office:value-type="float" office:value="0.967929432132964">
            <text:p>0.9679294321</text:p>
          </table:table-cell>
          <table:table-cell office:value-type="float" office:value="1.1347299382716">
            <text:p>1.1347299383</text:p>
          </table:table-cell>
          <table:table-cell office:value-type="float" office:value="-22.7565730627734">
            <text:p>-22.7565730628</text:p>
          </table:table-cell>
          <table:table-cell office:value-type="float" office:value="0">
            <text:p>0</text:p>
          </table:table-cell>
          <table:table-cell office:value-type="float" office:value="18.7310771352401">
            <text:p>18.731077135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200">
            <text:p>1200</text:p>
          </table:table-cell>
          <table:table-cell office:value-type="float" office:value="2425">
            <text:p>2425</text:p>
          </table:table-cell>
          <table:table-cell office:value-type="float" office:value="8040">
            <text:p>8040</text:p>
          </table:table-cell>
          <table:table-cell office:value-type="float" office:value="-46">
            <text:p>-46</text:p>
          </table:table-cell>
          <table:table-cell office:value-type="float" office:value="-40.625">
            <text:p>-40.625</text:p>
          </table:table-cell>
          <table:table-cell office:value-type="float" office:value="167.5">
            <text:p>167.5</text:p>
          </table:table-cell>
          <table:table-cell office:value-type="float" office:value="-0.0383333333333333">
            <text:p>-0.0383333333</text:p>
          </table:table-cell>
          <table:table-cell office:value-type="float" office:value="-0.0167525773195876">
            <text:p>-0.0167525773</text:p>
          </table:table-cell>
          <table:table-cell office:value-type="float" office:value="0.0208333333333333">
            <text:p>0.0208333333</text:p>
          </table:table-cell>
          <table:table-cell office:value-type="float" office:value="0.868713444444444">
            <text:p>0.8687134444</text:p>
          </table:table-cell>
          <table:table-cell office:value-type="float" office:value="0.941916051121267">
            <text:p>0.9419160511</text:p>
          </table:table-cell>
          <table:table-cell office:value-type="float" office:value="1.07376736111111">
            <text:p>1.0737673611</text:p>
          </table:table-cell>
          <table:table-cell office:value-type="float" office:value="-17.7332690535362">
            <text:p>-17.7332690535</text:p>
          </table:table-cell>
          <table:table-cell office:value-type="float" office:value="0">
            <text:p>0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152">
            <text:p>1152</text:p>
          </table:table-cell>
          <table:table-cell office:value-type="float" office:value="2375">
            <text:p>2375</text:p>
          </table:table-cell>
          <table:table-cell office:value-type="float" office:value="7772">
            <text:p>7772</text:p>
          </table:table-cell>
          <table:table-cell office:value-type="float" office:value="-22">
            <text:p>-22</text:p>
          </table:table-cell>
          <table:table-cell office:value-type="float" office:value="112.5">
            <text:p>112.5</text:p>
          </table:table-cell>
          <table:table-cell office:value-type="float" office:value="335">
            <text:p>335</text:p>
          </table:table-cell>
          <table:table-cell office:value-type="float" office:value="-0.0190972222222222">
            <text:p>-0.0190972222</text:p>
          </table:table-cell>
          <table:table-cell office:value-type="float" office:value="0.0473684210526316">
            <text:p>0.0473684211</text:p>
          </table:table-cell>
          <table:table-cell office:value-type="float" office:value="0.0431034482758621">
            <text:p>0.0431034483</text:p>
          </table:table-cell>
          <table:table-cell office:value-type="float" office:value="0.933874541859568">
            <text:p>0.9338745419</text:p>
          </table:table-cell>
          <table:table-cell office:value-type="float" office:value="1.17018725761773">
            <text:p>1.1701872576</text:p>
          </table:table-cell>
          <table:table-cell office:value-type="float" office:value="1.15450356718193">
            <text:p>1.1545035672</text:p>
          </table:table-cell>
          <table:table-cell office:value-type="float" office:value="0">
            <text:p>0</text:p>
          </table:table-cell>
          <table:table-cell office:value-type="float" office:value="14.9770075497654">
            <text:p>14.9770075498</text:p>
          </table:table-cell>
          <table:table-cell office:value-type="float" office:value="16.4251506635569">
            <text:p>16.42515066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1024">
            <text:p>1024</text:p>
          </table:table-cell>
          <table:table-cell office:value-type="float" office:value="2574">
            <text:p>2574</text:p>
          </table:table-cell>
          <table:table-cell office:value-type="float" office:value="8308">
            <text:p>8308</text:p>
          </table:table-cell>
          <table:table-cell office:value-type="float" office:value="-46">
            <text:p>-46</text:p>
          </table:table-cell>
          <table:table-cell office:value-type="float" office:value="66">
            <text:p>66</text:p>
          </table:table-cell>
          <table:table-cell office:value-type="float" office:value="452.25">
            <text:p>452.25</text:p>
          </table:table-cell>
          <table:table-cell office:value-type="float" office:value="-0.044921875">
            <text:p>-0.044921875</text:p>
          </table:table-cell>
          <table:table-cell office:value-type="float" office:value="0.0256410256410256">
            <text:p>0.0256410256</text:p>
          </table:table-cell>
          <table:table-cell office:value-type="float" office:value="0.0544354838709677">
            <text:p>0.0544354839</text:p>
          </table:table-cell>
          <table:table-cell office:value-type="float" office:value="0.846728668212891">
            <text:p>0.8467286682</text:p>
          </table:table-cell>
          <table:table-cell office:value-type="float" office:value="1.0910322156476">
            <text:p>1.0910322156</text:p>
          </table:table-cell>
          <table:table-cell office:value-type="float" office:value="1.19633210848075">
            <text:p>1.1963321085</text:p>
          </table:table-cell>
          <table:table-cell office:value-type="float" office:value="-15.0808306020764">
            <text:p>-15.0808306021</text:p>
          </table:table-cell>
          <table:table-cell office:value-type="float" office:value="27.3778512338058">
            <text:p>27.3778512338</text:p>
          </table:table-cell>
          <table:table-cell office:value-type="float" office:value="13.0768824418073">
            <text:p>13.076882441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704">
            <text:p>704</text:p>
          </table:table-cell>
          <table:table-cell office:value-type="float" office:value="2565">
            <text:p>2565</text:p>
          </table:table-cell>
          <table:table-cell office:value-type="float" office:value="7102">
            <text:p>7102</text:p>
          </table:table-cell>
          <table:table-cell office:value-type="float" office:value="-80.625">
            <text:p>-80.625</text:p>
          </table:table-cell>
          <table:table-cell office:value-type="float" office:value="-23.625">
            <text:p>-23.625</text:p>
          </table:table-cell>
          <table:table-cell office:value-type="float" office:value="201">
            <text:p>201</text:p>
          </table:table-cell>
          <table:table-cell office:value-type="float" office:value="-0.114524147727273">
            <text:p>-0.1145241477</text:p>
          </table:table-cell>
          <table:table-cell office:value-type="float" office:value="-0.00921052631578947">
            <text:p>-0.0092105263</text:p>
          </table:table-cell>
          <table:table-cell office:value-type="float" office:value="0.0283018867924528">
            <text:p>0.0283018868</text:p>
          </table:table-cell>
          <table:table-cell office:value-type="float" office:value="0.624872412563355">
            <text:p>0.6248724126</text:p>
          </table:table-cell>
          <table:table-cell office:value-type="float" office:value="0.967929432132964">
            <text:p>0.9679294321</text:p>
          </table:table-cell>
          <table:table-cell office:value-type="float" office:value="1.10062655749377">
            <text:p>1.1006265575</text:p>
          </table:table-cell>
          <table:table-cell office:value-type="float" office:value="-5.69881324185206">
            <text:p>-5.6988132419</text:p>
          </table:table-cell>
          <table:table-cell office:value-type="float" office:value="0">
            <text:p>0</text:p>
          </table:table-cell>
          <table:table-cell office:value-type="float" office:value="24.8361619161753">
            <text:p>24.836161916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480">
            <text:p>480</text:p>
          </table:table-cell>
          <table:table-cell office:value-type="float" office:value="2425">
            <text:p>2425</text:p>
          </table:table-cell>
          <table:table-cell office:value-type="float" office:value="6365">
            <text:p>6365</text:p>
          </table:table-cell>
          <table:table-cell office:value-type="float" office:value="-81.125">
            <text:p>-81.125</text:p>
          </table:table-cell>
          <table:table-cell office:value-type="float" office:value="-94">
            <text:p>-94</text:p>
          </table:table-cell>
          <table:table-cell office:value-type="float" office:value="301.5">
            <text:p>301.5</text:p>
          </table:table-cell>
          <table:table-cell office:value-type="float" office:value="-0.169010416666667">
            <text:p>-0.1690104167</text:p>
          </table:table-cell>
          <table:table-cell office:value-type="float" office:value="-0.0387628865979381">
            <text:p>-0.0387628866</text:p>
          </table:table-cell>
          <table:table-cell office:value-type="float" office:value="0.0473684210526316">
            <text:p>0.0473684211</text:p>
          </table:table-cell>
          <table:table-cell office:value-type="float" office:value="0.464450002712674">
            <text:p>0.4644500027</text:p>
          </table:table-cell>
          <table:table-cell office:value-type="float" office:value="0.86727491720693">
            <text:p>0.8672749172</text:p>
          </table:table-cell>
          <table:table-cell office:value-type="float" office:value="1.17018725761773">
            <text:p>1.1701872576</text:p>
          </table:table-cell>
          <table:table-cell office:value-type="float" office:value="-3.74394834279581">
            <text:p>-3.7439483428</text:p>
          </table:table-cell>
          <table:table-cell office:value-type="float" office:value="-17.5328653635358">
            <text:p>-17.5328653635</text:p>
          </table:table-cell>
          <table:table-cell office:value-type="float" office:value="14.9770075497654">
            <text:p>14.977007549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576">
            <text:p>576</text:p>
          </table:table-cell>
          <table:table-cell office:value-type="float" office:value="2565">
            <text:p>2565</text:p>
          </table:table-cell>
          <table:table-cell office:value-type="float" office:value="7906">
            <text:p>7906</text:p>
          </table:table-cell>
          <table:table-cell office:value-type="float" office:value="-77.625">
            <text:p>-77.625</text:p>
          </table:table-cell>
          <table:table-cell office:value-type="float" office:value="-6.75">
            <text:p>-6.75</text:p>
          </table:table-cell>
          <table:table-cell office:value-type="float" office:value="100.5">
            <text:p>100.5</text:p>
          </table:table-cell>
          <table:table-cell office:value-type="float" office:value="-0.134765625">
            <text:p>-0.134765625</text:p>
          </table:table-cell>
          <table:table-cell office:value-type="float" office:value="-0.00263157894736842">
            <text:p>-0.0026315789</text:p>
          </table:table-cell>
          <table:table-cell office:value-type="float" office:value="0.0127118644067797">
            <text:p>0.0127118644</text:p>
          </table:table-cell>
          <table:table-cell office:value-type="float" office:value="0.563917388916016">
            <text:p>0.5639173889</text:p>
          </table:table-cell>
          <table:table-cell office:value-type="float" office:value="0.990803047091413">
            <text:p>0.9908030471</text:p>
          </table:table-cell>
          <table:table-cell office:value-type="float" office:value="1.04480824475725">
            <text:p>1.0448082448</text:p>
          </table:table-cell>
          <table:table-cell office:value-type="float" office:value="-4.78842095200809">
            <text:p>-4.788420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63">
            <text:p>63</text:p>
          </table:table-cell>
          <table:table-cell office:value-type="float" office:value="576">
            <text:p>576</text:p>
          </table:table-cell>
          <table:table-cell office:value-type="float" office:value="2560">
            <text:p>2560</text:p>
          </table:table-cell>
          <table:table-cell office:value-type="float" office:value="10050">
            <text:p>10050</text:p>
          </table:table-cell>
          <table:table-cell office:value-type="float" office:value="-63.625">
            <text:p>-63.625</text:p>
          </table:table-cell>
          <table:table-cell office:value-type="float" office:value="-115">
            <text:p>-115</text:p>
          </table:table-cell>
          <table:table-cell office:value-type="float" office:value="-301.5">
            <text:p>-301.5</text:p>
          </table:table-cell>
          <table:table-cell office:value-type="float" office:value="-0.110460069444444">
            <text:p>-0.1104600694</text:p>
          </table:table-cell>
          <table:table-cell office:value-type="float" office:value="-0.044921875">
            <text:p>-0.044921875</text:p>
          </table:table-cell>
          <table:table-cell office:value-type="float" office:value="-0.03">
            <text:p>-0.03</text:p>
          </table:table-cell>
          <table:table-cell office:value-type="float" office:value="0.637304553750121">
            <text:p>0.6373045538</text:p>
          </table:table-cell>
          <table:table-cell office:value-type="float" office:value="0.846728668212891">
            <text:p>0.8467286682</text:p>
          </table:table-cell>
          <table:table-cell office:value-type="float" office:value="0.896764">
            <text:p>0.896764</text:p>
          </table:table-cell>
          <table:table-cell office:value-type="float" office:value="-5.92175957564801">
            <text:p>-5.9217595756</text:p>
          </table:table-cell>
          <table:table-cell office:value-type="float" office:value="-15.0808306020764">
            <text:p>-15.0808306021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555">
            <text:p>555</text:p>
          </table:table-cell>
          <table:table-cell office:value-type="float" office:value="2200">
            <text:p>2200</text:p>
          </table:table-cell>
          <table:table-cell office:value-type="float" office:value="10050">
            <text:p>10050</text:p>
          </table:table-cell>
          <table:table-cell office:value-type="float" office:value="-25.75">
            <text:p>-25.75</text:p>
          </table:table-cell>
          <table:table-cell office:value-type="float" office:value="-60.625">
            <text:p>-60.625</text:p>
          </table:table-cell>
          <table:table-cell office:value-type="float" office:value="-385.25">
            <text:p>-385.25</text:p>
          </table:table-cell>
          <table:table-cell office:value-type="float" office:value="-0.0463963963963964">
            <text:p>-0.0463963964</text:p>
          </table:table-cell>
          <table:table-cell office:value-type="float" office:value="-0.0275568181818182">
            <text:p>-0.0275568182</text:p>
          </table:table-cell>
          <table:table-cell office:value-type="float" office:value="-0.0383333333333333">
            <text:p>-0.0383333333</text:p>
          </table:table-cell>
          <table:table-cell office:value-type="float" office:value="0.841831758785813">
            <text:p>0.8418317588</text:p>
          </table:table-cell>
          <table:table-cell office:value-type="float" office:value="0.905039517691116">
            <text:p>0.9050395177</text:p>
          </table:table-cell>
          <table:table-cell office:value-type="float" office:value="0.868713444444444">
            <text:p>0.8687134444</text:p>
          </table:table-cell>
          <table:table-cell office:value-type="float" office:value="-14.5903594848066">
            <text:p>-14.5903594848</text:p>
          </table:table-cell>
          <table:table-cell office:value-type="float" office:value="-24.805194565741">
            <text:p>-24.8051945657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551">
            <text:p>551</text:p>
          </table:table-cell>
          <table:table-cell office:value-type="float" office:value="1940">
            <text:p>1940</text:p>
          </table:table-cell>
          <table:table-cell office:value-type="float" office:value="9648">
            <text:p>9648</text:p>
          </table:table-cell>
          <table:table-cell office:value-type="float" office:value="10.875">
            <text:p>10.875</text:p>
          </table:table-cell>
          <table:table-cell office:value-type="float" office:value="-34.125">
            <text:p>-34.125</text:p>
          </table:table-cell>
          <table:table-cell office:value-type="float" office:value="-184.25">
            <text:p>-184.25</text:p>
          </table:table-cell>
          <table:table-cell office:value-type="float" office:value="0.0197368421052632">
            <text:p>0.0197368421</text:p>
          </table:table-cell>
          <table:table-cell office:value-type="float" office:value="-0.017590206185567">
            <text:p>-0.0175902062</text:p>
          </table:table-cell>
          <table:table-cell office:value-type="float" office:value="-0.0190972222222222">
            <text:p>-0.0190972222</text:p>
          </table:table-cell>
          <table:table-cell office:value-type="float" office:value="1.06984245152355">
            <text:p>1.0698424515</text:p>
          </table:table-cell>
          <table:table-cell office:value-type="float" office:value="0.939040732443671">
            <text:p>0.9390407324</text:p>
          </table:table-cell>
          <table:table-cell office:value-type="float" office:value="0.933874541859568">
            <text:p>0.93387454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531">
            <text:p>531</text:p>
          </table:table-cell>
          <table:table-cell office:value-type="float" office:value="2079">
            <text:p>2079</text:p>
          </table:table-cell>
          <table:table-cell office:value-type="float" office:value="8576">
            <text:p>8576</text:p>
          </table:table-cell>
          <table:table-cell office:value-type="float" office:value="19.25">
            <text:p>19.25</text:p>
          </table:table-cell>
          <table:table-cell office:value-type="float" office:value="-11.75">
            <text:p>-11.75</text:p>
          </table:table-cell>
          <table:table-cell office:value-type="float" office:value="-50.25">
            <text:p>-50.25</text:p>
          </table:table-cell>
          <table:table-cell office:value-type="float" office:value="0.0362523540489642">
            <text:p>0.036252354</text:p>
          </table:table-cell>
          <table:table-cell office:value-type="float" office:value="-0.00565175565175565">
            <text:p>-0.0056517557</text:p>
          </table:table-cell>
          <table:table-cell office:value-type="float" office:value="-0.005859375">
            <text:p>-0.005859375</text:p>
          </table:table-cell>
          <table:table-cell office:value-type="float" office:value="1.12945913619259">
            <text:p>1.1294591362</text:p>
          </table:table-cell>
          <table:table-cell office:value-type="float" office:value="0.980281462209072">
            <text:p>0.9802814622</text:p>
          </table:table-cell>
          <table:table-cell office:value-type="float" office:value="0.979559478759766">
            <text:p>0.9795594788</text:p>
          </table:table-cell>
          <table:table-cell office:value-type="float" office:value="19.4645765688409">
            <text:p>19.46457656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515">
            <text:p>515</text:p>
          </table:table-cell>
          <table:table-cell office:value-type="float" office:value="1905">
            <text:p>1905</text:p>
          </table:table-cell>
          <table:table-cell office:value-type="float" office:value="7370">
            <text:p>7370</text:p>
          </table:table-cell>
          <table:table-cell office:value-type="float" office:value="17.875">
            <text:p>17.875</text:p>
          </table:table-cell>
          <table:table-cell office:value-type="float" office:value="72.5">
            <text:p>72.5</text:p>
          </table:table-cell>
          <table:table-cell office:value-type="float" office:value="-240.625">
            <text:p>-240.625</text:p>
          </table:table-cell>
          <table:table-cell office:value-type="float" office:value="0.0347087378640777">
            <text:p>0.0347087379</text:p>
          </table:table-cell>
          <table:table-cell office:value-type="float" office:value="0.0380577427821522">
            <text:p>0.0380577428</text:p>
          </table:table-cell>
          <table:table-cell office:value-type="float" office:value="-0.0326492537313433">
            <text:p>-0.0326492537</text:p>
          </table:table-cell>
          <table:table-cell office:value-type="float" office:value="1.12384178763314">
            <text:p>1.1238417876</text:p>
          </table:table-cell>
          <table:table-cell office:value-type="float" office:value="1.13604094763745">
            <text:p>1.1360409476</text:p>
          </table:table-cell>
          <table:table-cell office:value-type="float" office:value="0.887816920527957">
            <text:p>0.8878169205</text:p>
          </table:table-cell>
          <table:table-cell office:value-type="float" office:value="20.3149970745689">
            <text:p>20.3149970746</text:p>
          </table:table-cell>
          <table:table-cell office:value-type="float" office:value="18.5574558481658">
            <text:p>18.5574558482</text:p>
          </table:table-cell>
          <table:table-cell office:value-type="float" office:value="-20.8816170068916">
            <text:p>-20.881617006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95">
            <text:p>95</text:p>
          </table:table-cell>
          <table:table-cell office:value-type="float" office:value="498">
            <text:p>498</text:p>
          </table:table-cell>
          <table:table-cell office:value-type="float" office:value="1781">
            <text:p>1781</text:p>
          </table:table-cell>
          <table:table-cell office:value-type="float" office:value="6499">
            <text:p>6499</text:p>
          </table:table-cell>
          <table:table-cell office:value-type="float" office:value="16.125">
            <text:p>16.125</text:p>
          </table:table-cell>
          <table:table-cell office:value-type="float" office:value="123.5">
            <text:p>123.5</text:p>
          </table:table-cell>
          <table:table-cell office:value-type="float" office:value="-314">
            <text:p>-314</text:p>
          </table:table-cell>
          <table:table-cell office:value-type="float" office:value="0.0323795180722892">
            <text:p>0.0323795181</text:p>
          </table:table-cell>
          <table:table-cell office:value-type="float" office:value="0.0693430656934307">
            <text:p>0.0693430657</text:p>
          </table:table-cell>
          <table:table-cell office:value-type="float" office:value="-0.0483151254039083">
            <text:p>-0.0483151254</text:p>
          </table:table-cell>
          <table:table-cell office:value-type="float" office:value="1.11538324230658">
            <text:p>1.1153832423</text:p>
          </table:table-cell>
          <table:table-cell office:value-type="float" office:value="1.25212531301614">
            <text:p>1.252125313</text:p>
          </table:table-cell>
          <table:table-cell office:value-type="float" office:value="0.8354723897182">
            <text:p>0.8354723897</text:p>
          </table:table-cell>
          <table:table-cell office:value-type="float" office:value="21.7516970368949">
            <text:p>21.7516970369</text:p>
          </table:table-cell>
          <table:table-cell office:value-type="float" office:value="10.3386132103269">
            <text:p>10.3386132103</text:p>
          </table:table-cell>
          <table:table-cell office:value-type="float" office:value="-13.9969467209301">
            <text:p>-13.996946720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 office:value-type="float" office:value="110">
            <text:p>110</text:p>
          </table:table-cell>
          <table:table-cell office:value-type="float" office:value="567">
            <text:p>567</text:p>
          </table:table-cell>
          <table:table-cell office:value-type="float" office:value="2029">
            <text:p>2029</text:p>
          </table:table-cell>
          <table:table-cell office:value-type="float" office:value="6968">
            <text:p>6968</text:p>
          </table:table-cell>
          <table:table-cell office:value-type="float" office:value="22.75">
            <text:p>22.75</text:p>
          </table:table-cell>
          <table:table-cell office:value-type="float" office:value="192.4">
            <text:p>192.4</text:p>
          </table:table-cell>
          <table:table-cell office:value-type="float" office:value="-257.5">
            <text:p>-257.5</text:p>
          </table:table-cell>
          <table:table-cell office:value-type="float" office:value="0.0401234567901235">
            <text:p>0.0401234568</text:p>
          </table:table-cell>
          <table:table-cell office:value-type="float" office:value="0.0948250369640217">
            <text:p>0.094825037</text:p>
          </table:table-cell>
          <table:table-cell office:value-type="float" office:value="-0.0369546498277842">
            <text:p>-0.0369546498</text:p>
          </table:table-cell>
          <table:table-cell office:value-type="float" office:value="1.14358748666362">
            <text:p>1.1435874867</text:p>
          </table:table-cell>
          <table:table-cell office:value-type="float" office:value="1.34951153313912">
            <text:p>1.3495115331</text:p>
          </table:table-cell>
          <table:table-cell office:value-type="float" office:value="0.873335392044788">
            <text:p>0.873335392</text:p>
          </table:table-cell>
          <table:table-cell office:value-type="float" office:value="17.6196618153073">
            <text:p>17.6196618153</text:p>
          </table:table-cell>
          <table:table-cell office:value-type="float" office:value="7.65108995189445">
            <text:p>7.6510899519</text:p>
          </table:table-cell>
          <table:table-cell office:value-type="float" office:value="-18.4079487336208">
            <text:p>-18.407948733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30">
            <text:p>730</text:p>
          </table:table-cell>
          <table:table-cell office:value-type="float" office:value="2488">
            <text:p>2488</text:p>
          </table:table-cell>
          <table:table-cell office:value-type="float" office:value="6968">
            <text:p>6968</text:p>
          </table:table-cell>
          <table:table-cell office:value-type="float" office:value="28.8571428571429">
            <text:p>28.8571428571</text:p>
          </table:table-cell>
          <table:table-cell office:value-type="float" office:value="113.857142857143">
            <text:p>113.8571428571</text:p>
          </table:table-cell>
          <table:table-cell office:value-type="float" office:value="-246.428571428571">
            <text:p>-246.4285714286</text:p>
          </table:table-cell>
          <table:table-cell office:value-type="float" office:value="0.0395303326810176">
            <text:p>0.0395303327</text:p>
          </table:table-cell>
          <table:table-cell office:value-type="float" office:value="0.0457625172255397">
            <text:p>0.0457625172</text:p>
          </table:table-cell>
          <table:table-cell office:value-type="float" office:value="-0.0353657536493357">
            <text:p>-0.0353657536</text:p>
          </table:table-cell>
          <table:table-cell office:value-type="float" office:value="1.14141895289923">
            <text:p>1.1414189529</text:p>
          </table:table-cell>
          <table:table-cell office:value-type="float" office:value="1.16427345793571">
            <text:p>1.1642734579</text:p>
          </table:table-cell>
          <table:table-cell office:value-type="float" office:value="0.878671305828449">
            <text:p>0.8786713058</text:p>
          </table:table-cell>
          <table:table-cell office:value-type="float" office:value="17.8788990758176">
            <text:p>17.8788990758</text:p>
          </table:table-cell>
          <table:table-cell office:value-type="float" office:value="15.4906029518366">
            <text:p>15.4906029518</text:p>
          </table:table-cell>
          <table:table-cell office:value-type="float" office:value="-19.2507361460832">
            <text:p>-19.250736146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table:number-columns-repeated="2" office:value-type="float" office:value="133">
            <text:p>133</text:p>
          </table:table-cell>
          <table:table-cell office:value-type="float" office:value="719">
            <text:p>719</text:p>
          </table:table-cell>
          <table:table-cell office:value-type="float" office:value="2470">
            <text:p>2470</text:p>
          </table:table-cell>
          <table:table-cell office:value-type="float" office:value="6718">
            <text:p>6718</text:p>
          </table:table-cell>
          <table:table-cell office:value-type="float" office:value="36.3333333333333">
            <text:p>36.3333333333</text:p>
          </table:table-cell>
          <table:table-cell office:value-type="float" office:value="0">
            <text:p>0</text:p>
          </table:table-cell>
          <table:table-cell office:value-type="float" office:value="-86.5">
            <text:p>-86.5</text:p>
          </table:table-cell>
          <table:table-cell office:value-type="float" office:value="0.0505331478905888">
            <text:p>0.0505331479</text:p>
          </table:table-cell>
          <table:table-cell office:value-type="float" office:value="0">
            <text:p>0</text:p>
          </table:table-cell>
          <table:table-cell office:value-type="float" office:value="-0.0128758559094969">
            <text:p>-0.0128758559</text:p>
          </table:table-cell>
          <table:table-cell office:value-type="float" office:value="1.1818710717271">
            <text:p>1.1818710717</text:p>
          </table:table-cell>
          <table:table-cell office:value-type="float" office:value="1.23">
            <text:p>1.23</text:p>
          </table:table-cell>
          <table:table-cell office:value-type="float" office:value="0.955259448140949">
            <text:p>0.9552594481</text:p>
          </table:table-cell>
          <table:table-cell office:value-type="float" office:value="14.0604093502519">
            <text:p>14.0604093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684">
            <text:p>684</text:p>
          </table:table-cell>
          <table:table-cell office:value-type="float" office:value="2408">
            <text:p>2408</text:p>
          </table:table-cell>
          <table:table-cell office:value-type="float" office:value="6399">
            <text:p>6399</text:p>
          </table:table-cell>
          <table:table-cell office:value-type="float" office:value="47">
            <text:p>47</text:p>
          </table:table-cell>
          <table:table-cell office:value-type="float" office:value="165.4">
            <text:p>165.4</text:p>
          </table:table-cell>
          <table:table-cell office:value-type="float" office:value="70.4">
            <text:p>70.4</text:p>
          </table:table-cell>
          <table:table-cell office:value-type="float" office:value="0.0687134502923977">
            <text:p>0.0687134503</text:p>
          </table:table-cell>
          <table:table-cell office:value-type="float" office:value="0.068687707641196">
            <text:p>0.0686877076</text:p>
          </table:table-cell>
          <table:table-cell office:value-type="float" office:value="0.0110017190185967">
            <text:p>0.011001719</text:p>
          </table:table-cell>
          <table:table-cell office:value-type="float" office:value="1.24975129099552">
            <text:p>1.249751291</text:p>
          </table:table-cell>
          <table:table-cell office:value-type="float" office:value="1.24965425905895">
            <text:p>1.2496542591</text:p>
          </table:table-cell>
          <table:table-cell office:value-type="float" office:value="1.03874325069496">
            <text:p>1.0387432507</text:p>
          </table:table-cell>
          <table:table-cell office:value-type="float" office:value="10.4302388991565">
            <text:p>10.4302388992</text:p>
          </table:table-cell>
          <table:table-cell office:value-type="float" office:value="10.4340208660544">
            <text:p>10.43402086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719">
            <text:p>719</text:p>
          </table:table-cell>
          <table:table-cell office:value-type="float" office:value="2536">
            <text:p>2536</text:p>
          </table:table-cell>
          <table:table-cell office:value-type="float" office:value="6851">
            <text:p>6851</text:p>
          </table:table-cell>
          <table:table-cell table:number-columns-repeated="2" office:value-type="float" office:value="0">
            <text:p>0</text:p>
          </table:table-cell>
          <table:table-cell office:value-type="float" office:value="-29.25">
            <text:p>-29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426944971537002">
            <text:p>-0.0042694497</text:p>
          </table:table-cell>
          <table:table-cell office:value-type="float" office:value="1.18">
            <text:p>1.18</text:p>
          </table:table-cell>
          <table:table-cell office:value-type="float" office:value="1.19">
            <text:p>1.19</text:p>
          </table:table-cell>
          <table:table-cell office:value-type="float" office:value="0.985092653269914">
            <text:p>0.98509265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56">
            <text:p>756</text:p>
          </table:table-cell>
          <table:table-cell office:value-type="float" office:value="2644">
            <text:p>2644</text:p>
          </table:table-cell>
          <table:table-cell office:value-type="float" office:value="7027">
            <text:p>7027</text:p>
          </table:table-cell>
          <table:table-cell table:number-columns-repeated="6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23">
            <text:p>1.23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795">
            <text:p>795</text:p>
          </table:table-cell>
          <table:table-cell office:value-type="float" office:value="2744">
            <text:p>2744</text:p>
          </table:table-cell>
          <table:table-cell office:value-type="float" office:value="7625">
            <text:p>7625</text:p>
          </table:table-cell>
          <table:table-cell table:number-columns-repeated="6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2">
            <text:p>1.2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4.25">
            <text:p>14.25</text:p>
          </table:table-cell>
          <table:table-cell office:value-type="float" office:value="721.5">
            <text:p>721.5</text:p>
          </table:table-cell>
          <table:table-cell office:value-type="float" office:value="10874.25">
            <text:p>10874.25</text:p>
          </table:table-cell>
          <table:table-cell office:value-type="float" office:value="9.5625">
            <text:p>9.5625</text:p>
          </table:table-cell>
          <table:table-cell table:number-columns-repeated="3"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835">
            <text:p>835</text:p>
          </table:table-cell>
          <table:table-cell office:value-type="float" office:value="2815">
            <text:p>2815</text:p>
          </table:table-cell>
          <table:table-cell office:value-type="float" office:value="8274">
            <text:p>8274</text:p>
          </table:table-cell>
          <table:table-cell table:number-columns-repeated="6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9">
            <text:p>0.9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3.6666666666667">
            <text:p>13.6666666667</text:p>
          </table:table-cell>
          <table:table-cell office:value-type="float" office:value="709.666666666667">
            <text:p>709.6666666667</text:p>
          </table:table-cell>
          <table:table-cell office:value-type="float" office:value="10508.3333333333">
            <text:p>10508.3333333333</text:p>
          </table:table-cell>
          <table:table-cell office:value-type="float" office:value="10.39">
            <text:p>10.39</text:p>
          </table:table-cell>
          <table:table-cell table:number-columns-repeated="3"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2" office:value-type="float" office:value="104">
            <text:p>104</text:p>
          </table:table-cell>
          <table:table-cell office:value-type="float" office:value="878">
            <text:p>878</text:p>
          </table:table-cell>
          <table:table-cell office:value-type="float" office:value="2943">
            <text:p>2943</text:p>
          </table:table-cell>
          <table:table-cell office:value-type="float" office:value="8978">
            <text:p>8978</text:p>
          </table:table-cell>
          <table:table-cell table:number-columns-repeated="6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2" table:default-cell-style-name="Default"/>
        <table:table-column table:style-name="co19" table:default-cell-style-name="Default"/>
        <table:table-column table:style-name="co6" table:number-columns-repeated="2" table:default-cell-style-name="Default"/>
        <table:table-column table:style-name="co14" table:number-columns-repeated="2" table:default-cell-style-name="Default"/>
        <table:table-column table:style-name="co19" table:number-columns-repeated="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.18">
            <text:p>1.18</text:p>
          </table:table-cell>
          <table:table-cell office:value-type="float" office:value="1.21">
            <text:p>1.21</text:p>
          </table:table-cell>
          <table:table-cell office:value-type="float" office:value="1.3">
            <text:p>1.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7">
            <text:p>1.7</text:p>
          </table:table-cell>
          <table:table-cell office:value-type="float" office:value="2.5">
            <text:p>2.5</text:p>
          </table:table-cell>
          <table:table-cell office:value-type="float" office:value="897">
            <text:p>897</text:p>
          </table:table-cell>
          <table:table-cell office:value-type="float" office:value="1017">
            <text:p>1017</text:p>
          </table:table-cell>
          <table:table-cell office:value-type="float" office:value="1463">
            <text:p>14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16:2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16:29:00.36</dc:date>
    <dc:creator>Liam Widdess</dc:creator>
    <meta:editing-duration>P2DT3H30M55S</meta:editing-duration>
    <meta:editing-cycles>185</meta:editing-cycles>
    <meta:generator>OpenOffice/4.1.7$Win32 OpenOffice.org_project/417m1$Build-9800</meta:generator>
    <meta:document-statistic meta:table-count="8" meta:cell-count="644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5">
                <text:p>1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46">
                <text:p>14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96">
                <text:p>19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81">
                <text:p>28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88">
                <text:p>388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98">
                <text:p>398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5">
                <text:p>415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7">
                <text:p>437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500">
                <text:p>50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3">
                <text:p>613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711">
                <text:p>71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42">
                <text:p>74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80">
                <text:p>880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92">
                <text:p>992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57">
                <text:p>105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31">
                <text:p>1031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556">
                <text:p>556</text:p>
              </table:table-cell>
              <table:table-cell office:value-type="float" office:value="1304">
                <text:p>130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44">
                <text:p>644</text:p>
              </table:table-cell>
              <table:table-cell office:value-type="float" office:value="1476">
                <text:p>1476</text:p>
              </table:table-cell>
              <table:table-cell office:value-type="float" office:value="3766">
                <text:p>376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36">
                <text:p>836</text:p>
              </table:table-cell>
              <table:table-cell office:value-type="float" office:value="1542">
                <text:p>1542</text:p>
              </table:table-cell>
              <table:table-cell office:value-type="float" office:value="3174">
                <text:p>3174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76">
                <text:p>776</text:p>
              </table:table-cell>
              <table:table-cell office:value-type="float" office:value="1541">
                <text:p>1541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6">
                <text:p>956</text:p>
              </table:table-cell>
              <table:table-cell office:value-type="float" office:value="1588">
                <text:p>1588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783">
                <text:p>783</text:p>
              </table:table-cell>
              <table:table-cell office:value-type="float" office:value="1566">
                <text:p>1566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675">
                <text:p>675</text:p>
              </table:table-cell>
              <table:table-cell office:value-type="float" office:value="1518">
                <text:p>1518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729">
                <text:p>729</text:p>
              </table:table-cell>
              <table:table-cell office:value-type="float" office:value="1675">
                <text:p>1675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729">
                <text:p>729</text:p>
              </table:table-cell>
              <table:table-cell office:value-type="float" office:value="1628">
                <text:p>1628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648">
                <text:p>648</text:p>
              </table:table-cell>
              <table:table-cell office:value-type="float" office:value="1638">
                <text:p>1638</text:p>
              </table:table-cell>
              <table:table-cell office:value-type="float" office:value="3350">
                <text:p>335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918">
                <text:p>918</text:p>
              </table:table-cell>
              <table:table-cell office:value-type="float" office:value="1789">
                <text:p>1789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999">
                <text:p>999</text:p>
              </table:table-cell>
              <table:table-cell office:value-type="float" office:value="1809">
                <text:p>1809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60">
                <text:p>960</text:p>
              </table:table-cell>
              <table:table-cell office:value-type="float" office:value="1750">
                <text:p>1750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92">
                <text:p>992</text:p>
              </table:table-cell>
              <table:table-cell office:value-type="float" office:value="2013">
                <text:p>2013</text:p>
              </table:table-cell>
              <table:table-cell office:value-type="float" office:value="4556">
                <text:p>455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2079">
                <text:p>2079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752">
                <text:p>752</text:p>
              </table:table-cell>
              <table:table-cell office:value-type="float" office:value="2040">
                <text:p>2040</text:p>
              </table:table-cell>
              <table:table-cell office:value-type="float" office:value="5226">
                <text:p>522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944">
                <text:p>944</text:p>
              </table:table-cell>
              <table:table-cell office:value-type="float" office:value="2360">
                <text:p>2360</text:p>
              </table:table-cell>
              <table:table-cell office:value-type="float" office:value="6432">
                <text:p>643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200">
                <text:p>1200</text:p>
              </table:table-cell>
              <table:table-cell office:value-type="float" office:value="2565">
                <text:p>2565</text:p>
              </table:table-cell>
              <table:table-cell office:value-type="float" office:value="8442">
                <text:p>844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200">
                <text:p>1200</text:p>
              </table:table-cell>
              <table:table-cell office:value-type="float" office:value="2425">
                <text:p>2425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152">
                <text:p>1152</text:p>
              </table:table-cell>
              <table:table-cell office:value-type="float" office:value="2375">
                <text:p>2375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24">
                <text:p>1024</text:p>
              </table:table-cell>
              <table:table-cell office:value-type="float" office:value="2574">
                <text:p>2574</text:p>
              </table:table-cell>
              <table:table-cell office:value-type="float" office:value="8308">
                <text:p>830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704">
                <text:p>704</text:p>
              </table:table-cell>
              <table:table-cell office:value-type="float" office:value="2565">
                <text:p>2565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480">
                <text:p>480</text:p>
              </table:table-cell>
              <table:table-cell office:value-type="float" office:value="2425">
                <text:p>2425</text:p>
              </table:table-cell>
              <table:table-cell office:value-type="float" office:value="6365">
                <text:p>6365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576">
                <text:p>576</text:p>
              </table:table-cell>
              <table:table-cell office:value-type="float" office:value="2565">
                <text:p>2565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576">
                <text:p>576</text:p>
              </table:table-cell>
              <table:table-cell office:value-type="float" office:value="2560">
                <text:p>2560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555">
                <text:p>555</text:p>
              </table:table-cell>
              <table:table-cell office:value-type="float" office:value="2200">
                <text:p>2200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51">
                <text:p>551</text:p>
              </table:table-cell>
              <table:table-cell office:value-type="float" office:value="1940">
                <text:p>1940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1">
                <text:p>531</text:p>
              </table:table-cell>
              <table:table-cell office:value-type="float" office:value="2079">
                <text:p>2079</text:p>
              </table:table-cell>
              <table:table-cell office:value-type="float" office:value="8576">
                <text:p>857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15">
                <text:p>515</text:p>
              </table:table-cell>
              <table:table-cell office:value-type="float" office:value="1905">
                <text:p>1905</text:p>
              </table:table-cell>
              <table:table-cell office:value-type="float" office:value="7370">
                <text:p>737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98">
                <text:p>498</text:p>
              </table:table-cell>
              <table:table-cell office:value-type="float" office:value="1781">
                <text:p>1781</text:p>
              </table:table-cell>
              <table:table-cell office:value-type="float" office:value="6499">
                <text:p>649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67">
                <text:p>567</text:p>
              </table:table-cell>
              <table:table-cell office:value-type="float" office:value="2029">
                <text:p>2029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730">
                <text:p>730</text:p>
              </table:table-cell>
              <table:table-cell office:value-type="float" office:value="2488">
                <text:p>2488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719">
                <text:p>719</text:p>
              </table:table-cell>
              <table:table-cell office:value-type="float" office:value="2470">
                <text:p>2470</text:p>
              </table:table-cell>
              <table:table-cell office:value-type="float" office:value="6718">
                <text:p>671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684">
                <text:p>684</text:p>
              </table:table-cell>
              <table:table-cell office:value-type="float" office:value="2408">
                <text:p>2408</text:p>
              </table:table-cell>
              <table:table-cell office:value-type="float" office:value="6399">
                <text:p>6399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19">
                <text:p>719</text:p>
              </table:table-cell>
              <table:table-cell office:value-type="float" office:value="2536">
                <text:p>2536</text:p>
              </table:table-cell>
              <table:table-cell office:value-type="float" office:value="6851">
                <text:p>6851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56">
                <text:p>756</text:p>
              </table:table-cell>
              <table:table-cell office:value-type="float" office:value="2644">
                <text:p>2644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95">
                <text:p>795</text:p>
              </table:table-cell>
              <table:table-cell office:value-type="float" office:value="2744">
                <text:p>2744</text:p>
              </table:table-cell>
              <table:table-cell office:value-type="float" office:value="7625">
                <text:p>7625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835">
                <text:p>835</text:p>
              </table:table-cell>
              <table:table-cell office:value-type="float" office:value="2815">
                <text:p>2815</text:p>
              </table:table-cell>
              <table:table-cell office:value-type="float" office:value="8274">
                <text:p>8274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8">
                <text:p>878</text:p>
              </table:table-cell>
              <table:table-cell office:value-type="float" office:value="2943">
                <text:p>2943</text:p>
              </table:table-cell>
              <table:table-cell office:value-type="float" office:value="8978">
                <text:p>8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21.5">
                <text:p>721.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709.666666666667">
                <text:p>709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32cm" svg:y="1.404cm" svg:width="30.86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.5625">
                <text:p>9.56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0.39">
                <text:p>10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1cm" svg:y="1.352cm" svg:width="31.32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6271728515625">
                <text:p>1.56271728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03140625">
                <text:p>1.0314062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58861111111111">
                <text:p>1.5886111111111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775390625">
                <text:p>1.9775390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2163890625">
                <text:p>1.216389062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933444178199">
                <text:p>1.04933444178199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.57112743948208">
                <text:p>2.5711274394820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.00607860331633">
                <text:p>2.0060786033163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.29647732005432">
                <text:p>2.29647732005432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2.1368554492091">
                <text:p>2.1368554492091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15002299992029">
                <text:p>1.15002299992029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31691365511603">
                <text:p>1.3169136551160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17322688343736">
                <text:p>1.1732268834373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57448234072022">
                <text:p>1.5744823407202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83024">
                <text:p>1.135830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61553186432356">
                <text:p>1.61553186432356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0393249736411">
                <text:p>1.30393249736411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35807760768957">
                <text:p>1.3580776076895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5166531831095">
                <text:p>1.15166531831095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07858497008325">
                <text:p>1.07858497008325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35508300074558">
                <text:p>1.3550830007455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241927596591">
                <text:p>1.324192759659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918228774973301">
                <text:p>0.91822877497330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4134197295045">
                <text:p>1.413419729504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48140783762602">
                <text:p>1.4814078376260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40136303070812">
                <text:p>1.4013630307081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1895792752952">
                <text:p>1.3189579275295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922754282004733">
                <text:p>0.92275428200473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0.700347375466731">
                <text:p>0.700347375466731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10190807395857">
                <text:p>1.1019080739585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00861134084721">
                <text:p>1.0086113408472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2386177998758">
                <text:p>1.0238617799875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06897429922347">
                <text:p>1.0689742992234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08008442619682">
                <text:p>1.0800844261968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9390625">
                <text:p>1.2939062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08501826490948">
                <text:p>1.08501826490948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347299382716">
                <text:p>1.134729938271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33352100153787">
                <text:p>1.33352100153787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967929432132964">
                <text:p>0.96792943213296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941916051121267">
                <text:p>0.94191605112126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7018725761773">
                <text:p>1.1701872576177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910322156476">
                <text:p>1.0910322156476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967929432132964">
                <text:p>0.96792943213296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86727491720693">
                <text:p>0.8672749172069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990803047091413">
                <text:p>0.99080304709141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846728668212891">
                <text:p>0.846728668212891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905039517691116">
                <text:p>0.905039517691116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0.939040732443671">
                <text:p>0.93904073244367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980281462209072">
                <text:p>0.98028146220907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3604094763745">
                <text:p>1.1360409476374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25212531301614">
                <text:p>1.2521253130161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34951153313912">
                <text:p>1.3495115331391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6427345793571">
                <text:p>1.16427345793571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4965425905895">
                <text:p>1.24965425905895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874.25">
                <text:p>10874.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0508.3333333333">
                <text:p>10508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